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0.029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>
            <text:p>District ID</text:p>
          </table:table-cell>
          <table:table-cell office:value-type="string">
            <text:p>Province</text:p>
          </table:table-cell>
          <table:table-cell office:value-type="string">
            <text:p>Riding unique name</text:p>
          </table:table-cell>
          <table:table-cell office:value-type="string">
            <text:p>Winner</text:p>
          </table:table-cell>
          <table:table-cell office:value-type="string">
            <text:p>Voters to convince </text:p>
          </table:table-cell>
          <table:table-cell office:value-type="string">
            <text:p>Highest Pro PR votes</text:p>
          </table:table-cell>
          <table:table-cell office:value-type="string">
            <text:p>Highest non-pro PR votes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AB</text:p>
          </table:table-cell>
          <table:table-cell office:value-type="string">
            <text:p>FD-41-Edmonton--St. Albert</text:p>
          </table:table-cell>
          <table:table-cell office:value-type="string">
            <text:p>Brent Rathgeber</text:p>
          </table:table-cell>
          <table:table-cell office:value-type="float" office:value="-28672">
            <text:p>-28672</text:p>
          </table:table-cell>
          <table:table-cell office:value-type="float" office:value="34468">
            <text:p>34468</text:p>
          </table:table-cell>
          <table:table-cell office:value-type="float" office:value="5796">
            <text:p>5796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QC</text:p>
          </table:table-cell>
          <table:table-cell office:value-type="string">
            <text:p>FD-41-Gatineau</text:p>
          </table:table-cell>
          <table:table-cell office:value-type="string">
            <text:p>Françoise Boivin</text:p>
          </table:table-cell>
          <table:table-cell office:value-type="float" office:value="-26643">
            <text:p>-26643</text:p>
          </table:table-cell>
          <table:table-cell office:value-type="float" office:value="35262">
            <text:p>35262</text:p>
          </table:table-cell>
          <table:table-cell office:value-type="float" office:value="8619">
            <text:p>8619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NB</text:p>
          </table:table-cell>
          <table:table-cell office:value-type="string">
            <text:p>FD-41-Acadie--Bathurst</text:p>
          </table:table-cell>
          <table:table-cell office:value-type="string">
            <text:p>Yvon Godin</text:p>
          </table:table-cell>
          <table:table-cell office:value-type="float" office:value="-24611">
            <text:p>-24611</text:p>
          </table:table-cell>
          <table:table-cell office:value-type="float" office:value="32067">
            <text:p>32067</text:p>
          </table:table-cell>
          <table:table-cell office:value-type="float" office:value="7456">
            <text:p>7456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QC</text:p>
          </table:table-cell>
          <table:table-cell office:value-type="string">
            <text:p>FD-41-Hull--Aylmer</text:p>
          </table:table-cell>
          <table:table-cell office:value-type="string">
            <text:p>Nycole Turmel</text:p>
          </table:table-cell>
          <table:table-cell office:value-type="float" office:value="-23143">
            <text:p>-23143</text:p>
          </table:table-cell>
          <table:table-cell office:value-type="float" office:value="35194">
            <text:p>35194</text:p>
          </table:table-cell>
          <table:table-cell office:value-type="float" office:value="12051">
            <text:p>12051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NL</text:p>
          </table:table-cell>
          <table:table-cell office:value-type="string">
            <text:p>FD-41-St. John's East</text:p>
          </table:table-cell>
          <table:table-cell office:value-type="string">
            <text:p>Jack Harris</text:p>
          </table:table-cell>
          <table:table-cell office:value-type="float" office:value="-22190">
            <text:p>-22190</text:p>
          </table:table-cell>
          <table:table-cell office:value-type="float" office:value="31388">
            <text:p>31388</text:p>
          </table:table-cell>
          <table:table-cell office:value-type="float" office:value="9198">
            <text:p>9198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ON</text:p>
          </table:table-cell>
          <table:table-cell office:value-type="string">
            <text:p>FD-41-Toronto--Danforth</text:p>
          </table:table-cell>
          <table:table-cell office:value-type="string">
            <text:p>Jack Layton</text:p>
          </table:table-cell>
          <table:table-cell office:value-type="float" office:value="-20763">
            <text:p>-20763</text:p>
          </table:table-cell>
          <table:table-cell office:value-type="float" office:value="29235">
            <text:p>29235</text:p>
          </table:table-cell>
          <table:table-cell office:value-type="float" office:value="8472">
            <text:p>8472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ON</text:p>
          </table:table-cell>
          <table:table-cell office:value-type="string">
            <text:p>FD-41-Trinity--Spadina</text:p>
          </table:table-cell>
          <table:table-cell office:value-type="string">
            <text:p>Olivia Chow</text:p>
          </table:table-cell>
          <table:table-cell office:value-type="float" office:value="-20325">
            <text:p>-20325</text:p>
          </table:table-cell>
          <table:table-cell office:value-type="float" office:value="35601">
            <text:p>35601</text:p>
          </table:table-cell>
          <table:table-cell office:value-type="float" office:value="15276">
            <text:p>15276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ON</text:p>
          </table:table-cell>
          <table:table-cell office:value-type="string">
            <text:p>FD-41-Ottawa Centre</text:p>
          </table:table-cell>
          <table:table-cell office:value-type="string">
            <text:p>Paul Dewar</text:p>
          </table:table-cell>
          <table:table-cell office:value-type="float" office:value="-19742">
            <text:p>-19742</text:p>
          </table:table-cell>
          <table:table-cell office:value-type="float" office:value="33805">
            <text:p>33805</text:p>
          </table:table-cell>
          <table:table-cell office:value-type="float" office:value="14063">
            <text:p>14063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BC</text:p>
          </table:table-cell>
          <table:table-cell office:value-type="string">
            <text:p>FD-41-Vancouver East</text:p>
          </table:table-cell>
          <table:table-cell office:value-type="string">
            <text:p>Libby Davies</text:p>
          </table:table-cell>
          <table:table-cell office:value-type="float" office:value="-19433">
            <text:p>-19433</text:p>
          </table:table-cell>
          <table:table-cell office:value-type="float" office:value="27794">
            <text:p>27794</text:p>
          </table:table-cell>
          <table:table-cell office:value-type="float" office:value="8361">
            <text:p>8361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BC</text:p>
          </table:table-cell>
          <table:table-cell office:value-type="string">
            <text:p>FD-41-Victoria</text:p>
          </table:table-cell>
          <table:table-cell office:value-type="string">
            <text:p>Denise Savoie</text:p>
          </table:table-cell>
          <table:table-cell office:value-type="float" office:value="-16404">
            <text:p>-16404</text:p>
          </table:table-cell>
          <table:table-cell office:value-type="float" office:value="30679">
            <text:p>30679</text:p>
          </table:table-cell>
          <table:table-cell office:value-type="float" office:value="14275">
            <text:p>14275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QC</text:p>
          </table:table-cell>
          <table:table-cell office:value-type="string">
            <text:p>FD-41-Trois-Rivières</text:p>
          </table:table-cell>
          <table:table-cell office:value-type="string">
            <text:p>Robert Aubin</text:p>
          </table:table-cell>
          <table:table-cell office:value-type="float" office:value="-14994">
            <text:p>-14994</text:p>
          </table:table-cell>
          <table:table-cell office:value-type="float" office:value="26981">
            <text:p>26981</text:p>
          </table:table-cell>
          <table:table-cell office:value-type="float" office:value="11987">
            <text:p>11987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QC</text:p>
          </table:table-cell>
          <table:table-cell office:value-type="string">
            <text:p>FD-41-Shefford</text:p>
          </table:table-cell>
          <table:table-cell office:value-type="string">
            <text:p>Réjean Genest</text:p>
          </table:table-cell>
          <table:table-cell office:value-type="float" office:value="-14960">
            <text:p>-14960</text:p>
          </table:table-cell>
          <table:table-cell office:value-type="float" office:value="27575">
            <text:p>27575</text:p>
          </table:table-cell>
          <table:table-cell office:value-type="float" office:value="12615">
            <text:p>12615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QC</text:p>
          </table:table-cell>
          <table:table-cell office:value-type="string">
            <text:p>FD-41-Montcalm</text:p>
          </table:table-cell>
          <table:table-cell office:value-type="string">
            <text:p>Manon Perreault</text:p>
          </table:table-cell>
          <table:table-cell office:value-type="float" office:value="-14825">
            <text:p>-14825</text:p>
          </table:table-cell>
          <table:table-cell office:value-type="float" office:value="34434">
            <text:p>34434</text:p>
          </table:table-cell>
          <table:table-cell office:value-type="float" office:value="19609">
            <text:p>1960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QC</text:p>
          </table:table-cell>
          <table:table-cell office:value-type="string">
            <text:p>FD-41-Laval--Les Îles</text:p>
          </table:table-cell>
          <table:table-cell office:value-type="string">
            <text:p>François Pilon</text:p>
          </table:table-cell>
          <table:table-cell office:value-type="float" office:value="-14595">
            <text:p>-14595</text:p>
          </table:table-cell>
          <table:table-cell office:value-type="float" office:value="25703">
            <text:p>25703</text:p>
          </table:table-cell>
          <table:table-cell office:value-type="float" office:value="11108">
            <text:p>11108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QC</text:p>
          </table:table-cell>
          <table:table-cell office:value-type="string">
            <text:p>FD-41-Rivière-du-Nord</text:p>
          </table:table-cell>
          <table:table-cell office:value-type="string">
            <text:p>Pierre Dionne Labelle</text:p>
          </table:table-cell>
          <table:table-cell office:value-type="float" office:value="-14498">
            <text:p>-14498</text:p>
          </table:table-cell>
          <table:table-cell office:value-type="float" office:value="29603">
            <text:p>29603</text:p>
          </table:table-cell>
          <table:table-cell office:value-type="float" office:value="15105">
            <text:p>15105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QC</text:p>
          </table:table-cell>
          <table:table-cell office:value-type="string">
            <text:p>FD-41-Saint-Hyacinthe--Bagot</text:p>
          </table:table-cell>
          <table:table-cell office:value-type="string">
            <text:p>Marie-Claude Morin</text:p>
          </table:table-cell>
          <table:table-cell office:value-type="float" office:value="-14312">
            <text:p>-14312</text:p>
          </table:table-cell>
          <table:table-cell office:value-type="float" office:value="26963">
            <text:p>26963</text:p>
          </table:table-cell>
          <table:table-cell office:value-type="float" office:value="12651">
            <text:p>1265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QC</text:p>
          </table:table-cell>
          <table:table-cell office:value-type="string">
            <text:p>FD-41-Châteauguay--Saint-Constant</text:p>
          </table:table-cell>
          <table:table-cell office:value-type="string">
            <text:p>Sylvain Chicoine</text:p>
          </table:table-cell>
          <table:table-cell office:value-type="float" office:value="-14199">
            <text:p>-14199</text:p>
          </table:table-cell>
          <table:table-cell office:value-type="float" office:value="29156">
            <text:p>29156</text:p>
          </table:table-cell>
          <table:table-cell office:value-type="float" office:value="14957">
            <text:p>14957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QC</text:p>
          </table:table-cell>
          <table:table-cell office:value-type="string">
            <text:p>FD-41-Drummond</text:p>
          </table:table-cell>
          <table:table-cell office:value-type="string">
            <text:p>François Choquette</text:p>
          </table:table-cell>
          <table:table-cell office:value-type="float" office:value="-14079">
            <text:p>-14079</text:p>
          </table:table-cell>
          <table:table-cell office:value-type="float" office:value="24489">
            <text:p>24489</text:p>
          </table:table-cell>
          <table:table-cell office:value-type="float" office:value="10410">
            <text:p>10410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QC</text:p>
          </table:table-cell>
          <table:table-cell office:value-type="string">
            <text:p>FD-41-Marc-Aurèle-Fortin</text:p>
          </table:table-cell>
          <table:table-cell office:value-type="string">
            <text:p>Alain Giguère</text:p>
          </table:table-cell>
          <table:table-cell office:value-type="float" office:value="-13637">
            <text:p>-13637</text:p>
          </table:table-cell>
          <table:table-cell office:value-type="float" office:value="29107">
            <text:p>29107</text:p>
          </table:table-cell>
          <table:table-cell office:value-type="float" office:value="15470">
            <text:p>15470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QC</text:p>
          </table:table-cell>
          <table:table-cell office:value-type="string">
            <text:p>FD-41-Longueuil--Pierre-Boucher</text:p>
          </table:table-cell>
          <table:table-cell office:value-type="string">
            <text:p>Pierre Nantel</text:p>
          </table:table-cell>
          <table:table-cell office:value-type="float" office:value="-12938">
            <text:p>-12938</text:p>
          </table:table-cell>
          <table:table-cell office:value-type="float" office:value="27119">
            <text:p>27119</text:p>
          </table:table-cell>
          <table:table-cell office:value-type="float" office:value="14181">
            <text:p>14181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QC</text:p>
          </table:table-cell>
          <table:table-cell office:value-type="string">
            <text:p>FD-41-Repentigny</text:p>
          </table:table-cell>
          <table:table-cell office:value-type="string">
            <text:p>Jean-François Larose</text:p>
          </table:table-cell>
          <table:table-cell office:value-type="float" office:value="-12889">
            <text:p>-12889</text:p>
          </table:table-cell>
          <table:table-cell office:value-type="float" office:value="32131">
            <text:p>32131</text:p>
          </table:table-cell>
          <table:table-cell office:value-type="float" office:value="19242">
            <text:p>19242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ON</text:p>
          </table:table-cell>
          <table:table-cell office:value-type="string">
            <text:p>FD-41-Hamilton Centre</text:p>
          </table:table-cell>
          <table:table-cell office:value-type="string">
            <text:p>David Christopherson</text:p>
          </table:table-cell>
          <table:table-cell office:value-type="float" office:value="-12829">
            <text:p>-12829</text:p>
          </table:table-cell>
          <table:table-cell office:value-type="float" office:value="23849">
            <text:p>23849</text:p>
          </table:table-cell>
          <table:table-cell office:value-type="float" office:value="11020">
            <text:p>11020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QC</text:p>
          </table:table-cell>
          <table:table-cell office:value-type="string">
            <text:p>FD-41-Outremont</text:p>
          </table:table-cell>
          <table:table-cell office:value-type="string">
            <text:p>Thomas Mulcair</text:p>
          </table:table-cell>
          <table:table-cell office:value-type="float" office:value="-12702">
            <text:p>-12702</text:p>
          </table:table-cell>
          <table:table-cell office:value-type="float" office:value="21906">
            <text:p>21906</text:p>
          </table:table-cell>
          <table:table-cell office:value-type="float" office:value="9204">
            <text:p>9204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QC</text:p>
          </table:table-cell>
          <table:table-cell office:value-type="string">
            <text:p>FD-41-Bas-Richelieu--Nicolet--Bécancour</text:p>
          </table:table-cell>
          <table:table-cell office:value-type="string">
            <text:p>Louis Plamondon</text:p>
          </table:table-cell>
          <table:table-cell office:value-type="float" office:value="-12568">
            <text:p>-12568</text:p>
          </table:table-cell>
          <table:table-cell office:value-type="float" office:value="19046">
            <text:p>19046</text:p>
          </table:table-cell>
          <table:table-cell office:value-type="float" office:value="6478">
            <text:p>6478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QC</text:p>
          </table:table-cell>
          <table:table-cell office:value-type="string">
            <text:p>FD-41-Vaudreuil-Soulanges</text:p>
          </table:table-cell>
          <table:table-cell office:value-type="string">
            <text:p>Jamie Nicholls</text:p>
          </table:table-cell>
          <table:table-cell office:value-type="float" office:value="-12396">
            <text:p>-12396</text:p>
          </table:table-cell>
          <table:table-cell office:value-type="float" office:value="30177">
            <text:p>30177</text:p>
          </table:table-cell>
          <table:table-cell office:value-type="float" office:value="17781">
            <text:p>1778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ON</text:p>
          </table:table-cell>
          <table:table-cell office:value-type="string">
            <text:p>FD-41-Nickel Belt</text:p>
          </table:table-cell>
          <table:table-cell office:value-type="string">
            <text:p>Claude Gravelle</text:p>
          </table:table-cell>
          <table:table-cell office:value-type="float" office:value="-12063">
            <text:p>-12063</text:p>
          </table:table-cell>
          <table:table-cell office:value-type="float" office:value="24566">
            <text:p>24566</text:p>
          </table:table-cell>
          <table:table-cell office:value-type="float" office:value="12503">
            <text:p>12503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S</text:p>
          </table:table-cell>
          <table:table-cell office:value-type="string">
            <text:p>FD-41-Halifax</text:p>
          </table:table-cell>
          <table:table-cell office:value-type="string">
            <text:p>Megan Leslie</text:p>
          </table:table-cell>
          <table:table-cell office:value-type="float" office:value="-11953">
            <text:p>-11953</text:p>
          </table:table-cell>
          <table:table-cell office:value-type="float" office:value="23746">
            <text:p>23746</text:p>
          </table:table-cell>
          <table:table-cell office:value-type="float" office:value="11793">
            <text:p>11793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QC</text:p>
          </table:table-cell>
          <table:table-cell office:value-type="string">
            <text:p>FD-41-Compton--Stanstead</text:p>
          </table:table-cell>
          <table:table-cell office:value-type="string">
            <text:p>Jean Rousseau</text:p>
          </table:table-cell>
          <table:table-cell office:value-type="float" office:value="-10918">
            <text:p>-10918</text:p>
          </table:table-cell>
          <table:table-cell office:value-type="float" office:value="24097">
            <text:p>24097</text:p>
          </table:table-cell>
          <table:table-cell office:value-type="float" office:value="13179">
            <text:p>13179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QC</text:p>
          </table:table-cell>
          <table:table-cell office:value-type="string">
            <text:p>FD-41-Brome--Missisquoi</text:p>
          </table:table-cell>
          <table:table-cell office:value-type="string">
            <text:p>Pierre Jacob</text:p>
          </table:table-cell>
          <table:table-cell office:value-type="float" office:value="-10818">
            <text:p>-10818</text:p>
          </table:table-cell>
          <table:table-cell office:value-type="float" office:value="22407">
            <text:p>22407</text:p>
          </table:table-cell>
          <table:table-cell office:value-type="float" office:value="11589">
            <text:p>11589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QC</text:p>
          </table:table-cell>
          <table:table-cell office:value-type="string">
            <text:p>FD-41-Rivière-des-Mille-Îles</text:p>
          </table:table-cell>
          <table:table-cell office:value-type="string">
            <text:p>Laurin Liu</text:p>
          </table:table-cell>
          <table:table-cell office:value-type="float" office:value="-10766">
            <text:p>-10766</text:p>
          </table:table-cell>
          <table:table-cell office:value-type="float" office:value="25639">
            <text:p>25639</text:p>
          </table:table-cell>
          <table:table-cell office:value-type="float" office:value="14873">
            <text:p>14873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QC</text:p>
          </table:table-cell>
          <table:table-cell office:value-type="string">
            <text:p>FD-41-Jeanne-Le Ber</text:p>
          </table:table-cell>
          <table:table-cell office:value-type="string">
            <text:p>Tyrone Benskin</text:p>
          </table:table-cell>
          <table:table-cell office:value-type="float" office:value="-10658">
            <text:p>-10658</text:p>
          </table:table-cell>
          <table:table-cell office:value-type="float" office:value="23293">
            <text:p>23293</text:p>
          </table:table-cell>
          <table:table-cell office:value-type="float" office:value="12635">
            <text:p>12635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QC</text:p>
          </table:table-cell>
          <table:table-cell office:value-type="string">
            <text:p>FD-41-Saint-Laurent--Cartierville</text:p>
          </table:table-cell>
          <table:table-cell office:value-type="string">
            <text:p>Stéphane Dion</text:p>
          </table:table-cell>
          <table:table-cell office:value-type="float" office:value="-10602">
            <text:p>-10602</text:p>
          </table:table-cell>
          <table:table-cell office:value-type="float" office:value="17726">
            <text:p>17726</text:p>
          </table:table-cell>
          <table:table-cell office:value-type="float" office:value="7124">
            <text:p>7124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QC</text:p>
          </table:table-cell>
          <table:table-cell office:value-type="string">
            <text:p>FD-41-Terrebonne--Blainville</text:p>
          </table:table-cell>
          <table:table-cell office:value-type="string">
            <text:p>Charmaine Borg</text:p>
          </table:table-cell>
          <table:table-cell office:value-type="float" office:value="-10597">
            <text:p>-10597</text:p>
          </table:table-cell>
          <table:table-cell office:value-type="float" office:value="28260">
            <text:p>28260</text:p>
          </table:table-cell>
          <table:table-cell office:value-type="float" office:value="17663">
            <text:p>17663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QC</text:p>
          </table:table-cell>
          <table:table-cell office:value-type="string">
            <text:p>FD-41-Alfred-Pellan</text:p>
          </table:table-cell>
          <table:table-cell office:value-type="string">
            <text:p>Rosane Doré Lefebvre</text:p>
          </table:table-cell>
          <table:table-cell office:value-type="float" office:value="-10594">
            <text:p>-10594</text:p>
          </table:table-cell>
          <table:table-cell office:value-type="float" office:value="23098">
            <text:p>23098</text:p>
          </table:table-cell>
          <table:table-cell office:value-type="float" office:value="12504">
            <text:p>12504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QC</text:p>
          </table:table-cell>
          <table:table-cell office:value-type="string">
            <text:p>FD-41-Laval</text:p>
          </table:table-cell>
          <table:table-cell office:value-type="string">
            <text:p>José Nunez-Melo</text:p>
          </table:table-cell>
          <table:table-cell office:value-type="float" office:value="-10483">
            <text:p>-10483</text:p>
          </table:table-cell>
          <table:table-cell office:value-type="float" office:value="22050">
            <text:p>22050</text:p>
          </table:table-cell>
          <table:table-cell office:value-type="float" office:value="11567">
            <text:p>11567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QC</text:p>
          </table:table-cell>
          <table:table-cell office:value-type="string">
            <text:p>FD-41-Beauport--Limoilou</text:p>
          </table:table-cell>
          <table:table-cell office:value-type="string">
            <text:p>Raymond Côté</text:p>
          </table:table-cell>
          <table:table-cell office:value-type="float" office:value="-10461">
            <text:p>-10461</text:p>
          </table:table-cell>
          <table:table-cell office:value-type="float" office:value="24306">
            <text:p>24306</text:p>
          </table:table-cell>
          <table:table-cell office:value-type="float" office:value="13845">
            <text:p>13845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QC</text:p>
          </table:table-cell>
          <table:table-cell office:value-type="string">
            <text:p>FD-41-Chambly--Borduas</text:p>
          </table:table-cell>
          <table:table-cell office:value-type="string">
            <text:p>Matthew Dubé</text:p>
          </table:table-cell>
          <table:table-cell office:value-type="float" office:value="-10444">
            <text:p>-10444</text:p>
          </table:table-cell>
          <table:table-cell office:value-type="float" office:value="29591">
            <text:p>29591</text:p>
          </table:table-cell>
          <table:table-cell office:value-type="float" office:value="19147">
            <text:p>19147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BC</text:p>
          </table:table-cell>
          <table:table-cell office:value-type="string">
            <text:p>FD-41-Vancouver Kingsway</text:p>
          </table:table-cell>
          <table:table-cell office:value-type="string">
            <text:p>Don Davies</text:p>
          </table:table-cell>
          <table:table-cell office:value-type="float" office:value="-10295">
            <text:p>-10295</text:p>
          </table:table-cell>
          <table:table-cell office:value-type="float" office:value="23452">
            <text:p>23452</text:p>
          </table:table-cell>
          <table:table-cell office:value-type="float" office:value="13157">
            <text:p>13157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ON</text:p>
          </table:table-cell>
          <table:table-cell office:value-type="string">
            <text:p>FD-41-Davenport</text:p>
          </table:table-cell>
          <table:table-cell office:value-type="string">
            <text:p>Andrew Cash</text:p>
          </table:table-cell>
          <table:table-cell office:value-type="float" office:value="-10150">
            <text:p>-10150</text:p>
          </table:table-cell>
          <table:table-cell office:value-type="float" office:value="21096">
            <text:p>21096</text:p>
          </table:table-cell>
          <table:table-cell office:value-type="float" office:value="10946">
            <text:p>10946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NS</text:p>
          </table:table-cell>
          <table:table-cell office:value-type="string">
            <text:p>FD-41-Sackville--Eastern Shore</text:p>
          </table:table-cell>
          <table:table-cell office:value-type="string">
            <text:p>Peter Stoffer</text:p>
          </table:table-cell>
          <table:table-cell office:value-type="float" office:value="-9821">
            <text:p>-9821</text:p>
          </table:table-cell>
          <table:table-cell office:value-type="float" office:value="22483">
            <text:p>22483</text:p>
          </table:table-cell>
          <table:table-cell office:value-type="float" office:value="12662">
            <text:p>12662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ON</text:p>
          </table:table-cell>
          <table:table-cell office:value-type="string">
            <text:p>FD-41-Sudbury</text:p>
          </table:table-cell>
          <table:table-cell office:value-type="string">
            <text:p>Glenn Thibeault</text:p>
          </table:table-cell>
          <table:table-cell office:value-type="float" office:value="-9803">
            <text:p>-9803</text:p>
          </table:table-cell>
          <table:table-cell office:value-type="float" office:value="22684">
            <text:p>22684</text:p>
          </table:table-cell>
          <table:table-cell office:value-type="float" office:value="12881">
            <text:p>1288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QC</text:p>
          </table:table-cell>
          <table:table-cell office:value-type="string">
            <text:p>FD-41-Rosemont--La Petite-Patrie</text:p>
          </table:table-cell>
          <table:table-cell office:value-type="string">
            <text:p>Alexandre Boulerice</text:p>
          </table:table-cell>
          <table:table-cell office:value-type="float" office:value="-9782">
            <text:p>-9782</text:p>
          </table:table-cell>
          <table:table-cell office:value-type="float" office:value="27484">
            <text:p>27484</text:p>
          </table:table-cell>
          <table:table-cell office:value-type="float" office:value="17702">
            <text:p>17702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QC</text:p>
          </table:table-cell>
          <table:table-cell office:value-type="string">
            <text:p>FD-41-Abitibi--Témiscamingue</text:p>
          </table:table-cell>
          <table:table-cell office:value-type="string">
            <text:p>Christine Moore</text:p>
          </table:table-cell>
          <table:table-cell office:value-type="float" office:value="-9505">
            <text:p>-9505</text:p>
          </table:table-cell>
          <table:table-cell office:value-type="float" office:value="24763">
            <text:p>24763</text:p>
          </table:table-cell>
          <table:table-cell office:value-type="float" office:value="15258">
            <text:p>15258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ON</text:p>
          </table:table-cell>
          <table:table-cell office:value-type="string">
            <text:p>FD-41-Windsor West</text:p>
          </table:table-cell>
          <table:table-cell office:value-type="string">
            <text:p>Brian Masse</text:p>
          </table:table-cell>
          <table:table-cell office:value-type="float" office:value="-9015">
            <text:p>-9015</text:p>
          </table:table-cell>
          <table:table-cell office:value-type="float" office:value="21592">
            <text:p>21592</text:p>
          </table:table-cell>
          <table:table-cell office:value-type="float" office:value="12577">
            <text:p>12577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QC</text:p>
          </table:table-cell>
          <table:table-cell office:value-type="string">
            <text:p>FD-41-Saint-Bruno--Saint-Hubert</text:p>
          </table:table-cell>
          <table:table-cell office:value-type="string">
            <text:p>Djaouida Sellah</text:p>
          </table:table-cell>
          <table:table-cell office:value-type="float" office:value="-8977">
            <text:p>-8977</text:p>
          </table:table-cell>
          <table:table-cell office:value-type="float" office:value="24361">
            <text:p>24361</text:p>
          </table:table-cell>
          <table:table-cell office:value-type="float" office:value="15384">
            <text:p>15384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QC</text:p>
          </table:table-cell>
          <table:table-cell office:value-type="string">
            <text:p>FD-41-Argenteuil--Papineau--Mirabel</text:p>
          </table:table-cell>
          <table:table-cell office:value-type="string">
            <text:p>Mylène Freeman</text:p>
          </table:table-cell>
          <table:table-cell office:value-type="float" office:value="-8922">
            <text:p>-8922</text:p>
          </table:table-cell>
          <table:table-cell office:value-type="float" office:value="25802">
            <text:p>25802</text:p>
          </table:table-cell>
          <table:table-cell office:value-type="float" office:value="16880">
            <text:p>16880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QC</text:p>
          </table:table-cell>
          <table:table-cell office:value-type="string">
            <text:p>FD-41-Saint-Jean</text:p>
          </table:table-cell>
          <table:table-cell office:value-type="string">
            <text:p>Tarik Brahmi</text:p>
          </table:table-cell>
          <table:table-cell office:value-type="float" office:value="-8920">
            <text:p>-8920</text:p>
          </table:table-cell>
          <table:table-cell office:value-type="float" office:value="24943">
            <text:p>24943</text:p>
          </table:table-cell>
          <table:table-cell office:value-type="float" office:value="16023">
            <text:p>16023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QC</text:p>
          </table:table-cell>
          <table:table-cell office:value-type="string">
            <text:p>FD-41-Louis-Hébert</text:p>
          </table:table-cell>
          <table:table-cell office:value-type="string">
            <text:p>Denis Blanchette</text:p>
          </table:table-cell>
          <table:table-cell office:value-type="float" office:value="-8733">
            <text:p>-8733</text:p>
          </table:table-cell>
          <table:table-cell office:value-type="float" office:value="23373">
            <text:p>23373</text:p>
          </table:table-cell>
          <table:table-cell office:value-type="float" office:value="14640">
            <text:p>14640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QC</text:p>
          </table:table-cell>
          <table:table-cell office:value-type="string">
            <text:p>FD-41-Brossard--La Prairie</text:p>
          </table:table-cell>
          <table:table-cell office:value-type="string">
            <text:p>Hoang Mai</text:p>
          </table:table-cell>
          <table:table-cell office:value-type="float" office:value="-8536">
            <text:p>-8536</text:p>
          </table:table-cell>
          <table:table-cell office:value-type="float" office:value="25512">
            <text:p>25512</text:p>
          </table:table-cell>
          <table:table-cell office:value-type="float" office:value="16976">
            <text:p>16976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QC</text:p>
          </table:table-cell>
          <table:table-cell office:value-type="string">
            <text:p>FD-41-Joliette</text:p>
          </table:table-cell>
          <table:table-cell office:value-type="string">
            <text:p>Francine Raynault</text:p>
          </table:table-cell>
          <table:table-cell office:value-type="float" office:value="-8246">
            <text:p>-8246</text:p>
          </table:table-cell>
          <table:table-cell office:value-type="float" office:value="27050">
            <text:p>27050</text:p>
          </table:table-cell>
          <table:table-cell office:value-type="float" office:value="18804">
            <text:p>18804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ON</text:p>
          </table:table-cell>
          <table:table-cell office:value-type="string">
            <text:p>FD-41-Thunder Bay--Rainy River</text:p>
          </table:table-cell>
          <table:table-cell office:value-type="string">
            <text:p>John Rafferty</text:p>
          </table:table-cell>
          <table:table-cell office:value-type="float" office:value="-7988">
            <text:p>-7988</text:p>
          </table:table-cell>
          <table:table-cell office:value-type="float" office:value="18085">
            <text:p>18085</text:p>
          </table:table-cell>
          <table:table-cell office:value-type="float" office:value="10097">
            <text:p>10097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QC</text:p>
          </table:table-cell>
          <table:table-cell office:value-type="string">
            <text:p>FD-41-Pontiac</text:p>
          </table:table-cell>
          <table:table-cell office:value-type="string">
            <text:p>Mathieu Ravignat</text:p>
          </table:table-cell>
          <table:table-cell office:value-type="float" office:value="-7935">
            <text:p>-7935</text:p>
          </table:table-cell>
          <table:table-cell office:value-type="float" office:value="22376">
            <text:p>22376</text:p>
          </table:table-cell>
          <table:table-cell office:value-type="float" office:value="14441">
            <text:p>14441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QC</text:p>
          </table:table-cell>
          <table:table-cell office:value-type="string">
            <text:p>FD-41-Charlesbourg--Haute-Saint-Charles</text:p>
          </table:table-cell>
          <table:table-cell office:value-type="string">
            <text:p>Anne-Marie Day</text:p>
          </table:table-cell>
          <table:table-cell office:value-type="float" office:value="-7911">
            <text:p>-7911</text:p>
          </table:table-cell>
          <table:table-cell office:value-type="float" office:value="24131">
            <text:p>24131</text:p>
          </table:table-cell>
          <table:table-cell office:value-type="float" office:value="16220">
            <text:p>16220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QC</text:p>
          </table:table-cell>
          <table:table-cell office:value-type="string">
            <text:p>FD-41-Hochelaga</text:p>
          </table:table-cell>
          <table:table-cell office:value-type="string">
            <text:p>Marjolaine Boutin-Sweet</text:p>
          </table:table-cell>
          <table:table-cell office:value-type="float" office:value="-7863">
            <text:p>-7863</text:p>
          </table:table-cell>
          <table:table-cell office:value-type="float" office:value="22314">
            <text:p>22314</text:p>
          </table:table-cell>
          <table:table-cell office:value-type="float" office:value="14451">
            <text:p>1445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QC</text:p>
          </table:table-cell>
          <table:table-cell office:value-type="string">
            <text:p>FD-41-Portneuf--Jacques-Cartier</text:p>
          </table:table-cell>
          <table:table-cell office:value-type="string">
            <text:p>Élaine Michaud</text:p>
          </table:table-cell>
          <table:table-cell office:value-type="float" office:value="-7793">
            <text:p>-7793</text:p>
          </table:table-cell>
          <table:table-cell office:value-type="float" office:value="22387">
            <text:p>22387</text:p>
          </table:table-cell>
          <table:table-cell office:value-type="float" office:value="14594">
            <text:p>14594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ON</text:p>
          </table:table-cell>
          <table:table-cell office:value-type="string">
            <text:p>FD-41-Algoma--Manitoulin--Kapuskasing</text:p>
          </table:table-cell>
          <table:table-cell office:value-type="string">
            <text:p>Carol Hughes</text:p>
          </table:table-cell>
          <table:table-cell office:value-type="float" office:value="-7756">
            <text:p>-7756</text:p>
          </table:table-cell>
          <table:table-cell office:value-type="float" office:value="18747">
            <text:p>18747</text:p>
          </table:table-cell>
          <table:table-cell office:value-type="float" office:value="10991">
            <text:p>1099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QC</text:p>
          </table:table-cell>
          <table:table-cell office:value-type="string">
            <text:p>FD-41-Québec</text:p>
          </table:table-cell>
          <table:table-cell office:value-type="string">
            <text:p>Annick Papillon</text:p>
          </table:table-cell>
          <table:table-cell office:value-type="float" office:value="-7709">
            <text:p>-7709</text:p>
          </table:table-cell>
          <table:table-cell office:value-type="float" office:value="22393">
            <text:p>22393</text:p>
          </table:table-cell>
          <table:table-cell office:value-type="float" office:value="14684">
            <text:p>14684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ON</text:p>
          </table:table-cell>
          <table:table-cell office:value-type="string">
            <text:p>FD-41-Hamilton Mountain</text:p>
          </table:table-cell>
          <table:table-cell office:value-type="string">
            <text:p>Chris Charlton</text:p>
          </table:table-cell>
          <table:table-cell office:value-type="float" office:value="-7659">
            <text:p>-7659</text:p>
          </table:table-cell>
          <table:table-cell office:value-type="float" office:value="25595">
            <text:p>25595</text:p>
          </table:table-cell>
          <table:table-cell office:value-type="float" office:value="17936">
            <text:p>17936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QC</text:p>
          </table:table-cell>
          <table:table-cell office:value-type="string">
            <text:p>FD-41-La Pointe-de-l'Île</text:p>
          </table:table-cell>
          <table:table-cell office:value-type="string">
            <text:p>Ève Péclet</text:p>
          </table:table-cell>
          <table:table-cell office:value-type="float" office:value="-7558">
            <text:p>-7558</text:p>
          </table:table-cell>
          <table:table-cell office:value-type="float" office:value="23033">
            <text:p>23033</text:p>
          </table:table-cell>
          <table:table-cell office:value-type="float" office:value="15475">
            <text:p>1547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NL</text:p>
          </table:table-cell>
          <table:table-cell office:value-type="string">
            <text:p>FD-41-St. John's South--Mount Pearl</text:p>
          </table:table-cell>
          <table:table-cell office:value-type="string">
            <text:p>Ryan Cleary</text:p>
          </table:table-cell>
          <table:table-cell office:value-type="float" office:value="-7551">
            <text:p>-7551</text:p>
          </table:table-cell>
          <table:table-cell office:value-type="float" office:value="18681">
            <text:p>18681</text:p>
          </table:table-cell>
          <table:table-cell office:value-type="float" office:value="11130">
            <text:p>11130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ON</text:p>
          </table:table-cell>
          <table:table-cell office:value-type="string">
            <text:p>FD-41-Thunder Bay--Superior North</text:p>
          </table:table-cell>
          <table:table-cell office:value-type="string">
            <text:p>Bruce Hyer</text:p>
          </table:table-cell>
          <table:table-cell office:value-type="float" office:value="-7440">
            <text:p>-7440</text:p>
          </table:table-cell>
          <table:table-cell office:value-type="float" office:value="18334">
            <text:p>18334</text:p>
          </table:table-cell>
          <table:table-cell office:value-type="float" office:value="10894">
            <text:p>10894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ON</text:p>
          </table:table-cell>
          <table:table-cell office:value-type="string">
            <text:p>FD-41-London--Fanshawe</text:p>
          </table:table-cell>
          <table:table-cell office:value-type="string">
            <text:p>Irene Mathyssen</text:p>
          </table:table-cell>
          <table:table-cell office:value-type="float" office:value="-7395">
            <text:p>-7395</text:p>
          </table:table-cell>
          <table:table-cell office:value-type="float" office:value="21689">
            <text:p>21689</text:p>
          </table:table-cell>
          <table:table-cell office:value-type="float" office:value="14294">
            <text:p>14294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QC</text:p>
          </table:table-cell>
          <table:table-cell office:value-type="string">
            <text:p>FD-41-Saint-Lambert</text:p>
          </table:table-cell>
          <table:table-cell office:value-type="string">
            <text:p>Sadia Groguhé</text:p>
          </table:table-cell>
          <table:table-cell office:value-type="float" office:value="-7352">
            <text:p>-7352</text:p>
          </table:table-cell>
          <table:table-cell office:value-type="float" office:value="18705">
            <text:p>18705</text:p>
          </table:table-cell>
          <table:table-cell office:value-type="float" office:value="11353">
            <text:p>11353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BC</text:p>
          </table:table-cell>
          <table:table-cell office:value-type="string">
            <text:p>FD-41-Saanich--Gulf Islands</text:p>
          </table:table-cell>
          <table:table-cell office:value-type="string">
            <text:p>Elizabeth May</text:p>
          </table:table-cell>
          <table:table-cell office:value-type="float" office:value="-7346">
            <text:p>-7346</text:p>
          </table:table-cell>
          <table:table-cell office:value-type="float" office:value="31890">
            <text:p>31890</text:p>
          </table:table-cell>
          <table:table-cell office:value-type="float" office:value="24544">
            <text:p>24544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BC</text:p>
          </table:table-cell>
          <table:table-cell office:value-type="string">
            <text:p>FD-41-Skeena--Bulkley Valley</text:p>
          </table:table-cell>
          <table:table-cell office:value-type="string">
            <text:p>Nathan Paul Cullen</text:p>
          </table:table-cell>
          <table:table-cell office:value-type="float" office:value="-7314">
            <text:p>-7314</text:p>
          </table:table-cell>
          <table:table-cell office:value-type="float" office:value="19431">
            <text:p>19431</text:p>
          </table:table-cell>
          <table:table-cell office:value-type="float" office:value="12117">
            <text:p>12117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ON</text:p>
          </table:table-cell>
          <table:table-cell office:value-type="string">
            <text:p>FD-41-Windsor--Tecumseh</text:p>
          </table:table-cell>
          <table:table-cell office:value-type="string">
            <text:p>Joe Comartin</text:p>
          </table:table-cell>
          <table:table-cell office:value-type="float" office:value="-7290">
            <text:p>-7290</text:p>
          </table:table-cell>
          <table:table-cell office:value-type="float" office:value="22235">
            <text:p>22235</text:p>
          </table:table-cell>
          <table:table-cell office:value-type="float" office:value="14945">
            <text:p>14945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ON</text:p>
          </table:table-cell>
          <table:table-cell office:value-type="string">
            <text:p>FD-41-Parkdale--High Park</text:p>
          </table:table-cell>
          <table:table-cell office:value-type="string">
            <text:p>Peggy Nash</text:p>
          </table:table-cell>
          <table:table-cell office:value-type="float" office:value="-7289">
            <text:p>-7289</text:p>
          </table:table-cell>
          <table:table-cell office:value-type="float" office:value="24046">
            <text:p>24046</text:p>
          </table:table-cell>
          <table:table-cell office:value-type="float" office:value="16757">
            <text:p>16757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QC</text:p>
          </table:table-cell>
          <table:table-cell office:value-type="string">
            <text:p>FD-41-Laurentides--Labelle</text:p>
          </table:table-cell>
          <table:table-cell office:value-type="string">
            <text:p>Marc-André Morin</text:p>
          </table:table-cell>
          <table:table-cell office:value-type="float" office:value="-7001">
            <text:p>-7001</text:p>
          </table:table-cell>
          <table:table-cell office:value-type="float" office:value="24800">
            <text:p>24800</text:p>
          </table:table-cell>
          <table:table-cell office:value-type="float" office:value="17799">
            <text:p>17799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QC</text:p>
          </table:table-cell>
          <table:table-cell office:value-type="string">
            <text:p>FD-41-Abitibi--Baie-James--Nunavik--Eeyou</text:p>
          </table:table-cell>
          <table:table-cell office:value-type="string">
            <text:p>Romeo Saganash</text:p>
          </table:table-cell>
          <table:table-cell office:value-type="float" office:value="-6872">
            <text:p>-6872</text:p>
          </table:table-cell>
          <table:table-cell office:value-type="float" office:value="13961">
            <text:p>13961</text:p>
          </table:table-cell>
          <table:table-cell office:value-type="float" office:value="7089">
            <text:p>7089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BC</text:p>
          </table:table-cell>
          <table:table-cell office:value-type="string">
            <text:p>FD-41-Nanaimo--Cowichan</text:p>
          </table:table-cell>
          <table:table-cell office:value-type="string">
            <text:p>Jean Crowder</text:p>
          </table:table-cell>
          <table:table-cell office:value-type="float" office:value="-6775">
            <text:p>-6775</text:p>
          </table:table-cell>
          <table:table-cell office:value-type="float" office:value="31272">
            <text:p>31272</text:p>
          </table:table-cell>
          <table:table-cell office:value-type="float" office:value="24497">
            <text:p>24497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</text:p>
          </table:table-cell>
          <table:table-cell office:value-type="string">
            <text:p>FD-41-Winnipeg Centre</text:p>
          </table:table-cell>
          <table:table-cell office:value-type="string">
            <text:p>Pat Martin</text:p>
          </table:table-cell>
          <table:table-cell office:value-type="float" office:value="-6755">
            <text:p>-6755</text:p>
          </table:table-cell>
          <table:table-cell office:value-type="float" office:value="13928">
            <text:p>13928</text:p>
          </table:table-cell>
          <table:table-cell office:value-type="float" office:value="7173">
            <text:p>7173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QC</text:p>
          </table:table-cell>
          <table:table-cell office:value-type="string">
            <text:p>FD-41-LaSalle--Émard</text:p>
          </table:table-cell>
          <table:table-cell office:value-type="string">
            <text:p>Hélène LeBlanc</text:p>
          </table:table-cell>
          <table:table-cell office:value-type="float" office:value="-6519">
            <text:p>-6519</text:p>
          </table:table-cell>
          <table:table-cell office:value-type="float" office:value="17691">
            <text:p>17691</text:p>
          </table:table-cell>
          <table:table-cell office:value-type="float" office:value="11172">
            <text:p>11172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AB</text:p>
          </table:table-cell>
          <table:table-cell office:value-type="string">
            <text:p>FD-41-Edmonton--Strathcona</text:p>
          </table:table-cell>
          <table:table-cell office:value-type="string">
            <text:p>Linda Duncan</text:p>
          </table:table-cell>
          <table:table-cell office:value-type="float" office:value="-6331">
            <text:p>-6331</text:p>
          </table:table-cell>
          <table:table-cell office:value-type="float" office:value="26093">
            <text:p>26093</text:p>
          </table:table-cell>
          <table:table-cell office:value-type="float" office:value="19762">
            <text:p>19762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ON</text:p>
          </table:table-cell>
          <table:table-cell office:value-type="string">
            <text:p>FD-41-Ottawa South</text:p>
          </table:table-cell>
          <table:table-cell office:value-type="string">
            <text:p>David McGuinty</text:p>
          </table:table-cell>
          <table:table-cell office:value-type="float" office:value="-6329">
            <text:p>-6329</text:p>
          </table:table-cell>
          <table:table-cell office:value-type="float" office:value="25963">
            <text:p>25963</text:p>
          </table:table-cell>
          <table:table-cell office:value-type="float" office:value="19634">
            <text:p>19634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ON</text:p>
          </table:table-cell>
          <table:table-cell office:value-type="string">
            <text:p>FD-41-Timmins--James Bay</text:p>
          </table:table-cell>
          <table:table-cell office:value-type="string">
            <text:p>Charlie Angus</text:p>
          </table:table-cell>
          <table:table-cell office:value-type="float" office:value="-6212">
            <text:p>-6212</text:p>
          </table:table-cell>
          <table:table-cell office:value-type="float" office:value="16738">
            <text:p>16738</text:p>
          </table:table-cell>
          <table:table-cell office:value-type="float" office:value="10526">
            <text:p>10526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BC</text:p>
          </table:table-cell>
          <table:table-cell office:value-type="string">
            <text:p>FD-41-Burnaby--New Westminster</text:p>
          </table:table-cell>
          <table:table-cell office:value-type="string">
            <text:p>Peter Julian</text:p>
          </table:table-cell>
          <table:table-cell office:value-type="float" office:value="-6184">
            <text:p>-6184</text:p>
          </table:table-cell>
          <table:table-cell office:value-type="float" office:value="22193">
            <text:p>22193</text:p>
          </table:table-cell>
          <table:table-cell office:value-type="float" office:value="16009">
            <text:p>16009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QC</text:p>
          </table:table-cell>
          <table:table-cell office:value-type="string">
            <text:p>FD-41-Manicouagan</text:p>
          </table:table-cell>
          <table:table-cell office:value-type="string">
            <text:p>Jonathan Genest-Jourdain</text:p>
          </table:table-cell>
          <table:table-cell office:value-type="float" office:value="-5942">
            <text:p>-5942</text:p>
          </table:table-cell>
          <table:table-cell office:value-type="float" office:value="16437">
            <text:p>16437</text:p>
          </table:table-cell>
          <table:table-cell office:value-type="float" office:value="10495">
            <text:p>10495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BC</text:p>
          </table:table-cell>
          <table:table-cell office:value-type="string">
            <text:p>FD-41-British Columbia Southern Interior</text:p>
          </table:table-cell>
          <table:table-cell office:value-type="string">
            <text:p>Alex Atamanenko</text:p>
          </table:table-cell>
          <table:table-cell office:value-type="float" office:value="-5933">
            <text:p>-5933</text:p>
          </table:table-cell>
          <table:table-cell office:value-type="float" office:value="25206">
            <text:p>25206</text:p>
          </table:table-cell>
          <table:table-cell office:value-type="float" office:value="19273">
            <text:p>19273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ON</text:p>
          </table:table-cell>
          <table:table-cell office:value-type="string">
            <text:p>FD-41-Ottawa--Vanier</text:p>
          </table:table-cell>
          <table:table-cell office:value-type="string">
            <text:p>Mauril Bélanger</text:p>
          </table:table-cell>
          <table:table-cell office:value-type="float" office:value="-5825">
            <text:p>-5825</text:p>
          </table:table-cell>
          <table:table-cell office:value-type="float" office:value="20009">
            <text:p>20009</text:p>
          </table:table-cell>
          <table:table-cell office:value-type="float" office:value="14184">
            <text:p>14184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QC</text:p>
          </table:table-cell>
          <table:table-cell office:value-type="string">
            <text:p>FD-41-Beauharnois--Salaberry</text:p>
          </table:table-cell>
          <table:table-cell office:value-type="string">
            <text:p>Anne Minh-Thu Quach</text:p>
          </table:table-cell>
          <table:table-cell office:value-type="float" office:value="-5816">
            <text:p>-5816</text:p>
          </table:table-cell>
          <table:table-cell office:value-type="float" office:value="23998">
            <text:p>23998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QC</text:p>
          </table:table-cell>
          <table:table-cell office:value-type="string">
            <text:p>FD-41-Berthier--Maskinongé</text:p>
          </table:table-cell>
          <table:table-cell office:value-type="string">
            <text:p>Ruth Ellen Brosseau</text:p>
          </table:table-cell>
          <table:table-cell office:value-type="float" office:value="-5735">
            <text:p>-5735</text:p>
          </table:table-cell>
          <table:table-cell office:value-type="float" office:value="22403">
            <text:p>22403</text:p>
          </table:table-cell>
          <table:table-cell office:value-type="float" office:value="16668">
            <text:p>16668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NS</text:p>
          </table:table-cell>
          <table:table-cell office:value-type="string">
            <text:p>FD-41-Cape Breton--Canso</text:p>
          </table:table-cell>
          <table:table-cell office:value-type="string">
            <text:p>Rodger Cuzner</text:p>
          </table:table-cell>
          <table:table-cell office:value-type="float" office:value="-5605">
            <text:p>-5605</text:p>
          </table:table-cell>
          <table:table-cell office:value-type="float" office:value="16478">
            <text:p>16478</text:p>
          </table:table-cell>
          <table:table-cell office:value-type="float" office:value="10873">
            <text:p>10873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QC</text:p>
          </table:table-cell>
          <table:table-cell office:value-type="string">
            <text:p>FD-41-Laurier--Sainte-Marie</text:p>
          </table:table-cell>
          <table:table-cell office:value-type="string">
            <text:p>Hélène Laverdière</text:p>
          </table:table-cell>
          <table:table-cell office:value-type="float" office:value="-5382">
            <text:p>-5382</text:p>
          </table:table-cell>
          <table:table-cell office:value-type="float" office:value="23373">
            <text:p>23373</text:p>
          </table:table-cell>
          <table:table-cell office:value-type="float" office:value="17991">
            <text:p>1799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ON</text:p>
          </table:table-cell>
          <table:table-cell office:value-type="string">
            <text:p>FD-41-Beaches--East York</text:p>
          </table:table-cell>
          <table:table-cell office:value-type="string">
            <text:p>Matthew Kellway</text:p>
          </table:table-cell>
          <table:table-cell office:value-type="float" office:value="-5298">
            <text:p>-5298</text:p>
          </table:table-cell>
          <table:table-cell office:value-type="float" office:value="20265">
            <text:p>20265</text:p>
          </table:table-cell>
          <table:table-cell office:value-type="float" office:value="14967">
            <text:p>14967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QC</text:p>
          </table:table-cell>
          <table:table-cell office:value-type="string">
            <text:p>FD-41-Rimouski-Neigette--Témiscouata--Les Basques</text:p>
          </table:table-cell>
          <table:table-cell office:value-type="string">
            <text:p>Guy Caron</text:p>
          </table:table-cell>
          <table:table-cell office:value-type="float" office:value="-5190">
            <text:p>-5190</text:p>
          </table:table-cell>
          <table:table-cell office:value-type="float" office:value="18360">
            <text:p>18360</text:p>
          </table:table-cell>
          <table:table-cell office:value-type="float" office:value="13170">
            <text:p>13170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</text:p>
          </table:table-cell>
          <table:table-cell office:value-type="string">
            <text:p>FD-41-Churchill</text:p>
          </table:table-cell>
          <table:table-cell office:value-type="string">
            <text:p>Niki Ashton</text:p>
          </table:table-cell>
          <table:table-cell office:value-type="float" office:value="-5006">
            <text:p>-5006</text:p>
          </table:table-cell>
          <table:table-cell office:value-type="float" office:value="10262">
            <text:p>10262</text:p>
          </table:table-cell>
          <table:table-cell office:value-type="float" office:value="5256">
            <text:p>5256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ON</text:p>
          </table:table-cell>
          <table:table-cell office:value-type="string">
            <text:p>FD-41-Scarborough--Rouge River</text:p>
          </table:table-cell>
          <table:table-cell office:value-type="string">
            <text:p>Rathika Sitsabaiesan</text:p>
          </table:table-cell>
          <table:table-cell office:value-type="float" office:value="-5000">
            <text:p>-5000</text:p>
          </table:table-cell>
          <table:table-cell office:value-type="float" office:value="18935">
            <text:p>18935</text:p>
          </table:table-cell>
          <table:table-cell office:value-type="float" office:value="13935">
            <text:p>13935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QC</text:p>
          </table:table-cell>
          <table:table-cell office:value-type="string">
            <text:p>FD-41-Chicoutimi--Le Fjord</text:p>
          </table:table-cell>
          <table:table-cell office:value-type="string">
            <text:p>Dany Morin</text:p>
          </table:table-cell>
          <table:table-cell office:value-type="float" office:value="-4755">
            <text:p>-4755</text:p>
          </table:table-cell>
          <table:table-cell office:value-type="float" office:value="19430">
            <text:p>19430</text:p>
          </table:table-cell>
          <table:table-cell office:value-type="float" office:value="14675">
            <text:p>14675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QC</text:p>
          </table:table-cell>
          <table:table-cell office:value-type="string">
            <text:p>FD-41-Saint-Maurice--Champlain</text:p>
          </table:table-cell>
          <table:table-cell office:value-type="string">
            <text:p>Lise St-Denis</text:p>
          </table:table-cell>
          <table:table-cell office:value-type="float" office:value="-4667">
            <text:p>-4667</text:p>
          </table:table-cell>
          <table:table-cell office:value-type="float" office:value="18628">
            <text:p>18628</text:p>
          </table:table-cell>
          <table:table-cell office:value-type="float" office:value="13961">
            <text:p>13961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ON</text:p>
          </table:table-cell>
          <table:table-cell office:value-type="string">
            <text:p>FD-41-St. Paul's</text:p>
          </table:table-cell>
          <table:table-cell office:value-type="string">
            <text:p>Carolyn Bennett</text:p>
          </table:table-cell>
          <table:table-cell office:value-type="float" office:value="-4545">
            <text:p>-4545</text:p>
          </table:table-cell>
          <table:table-cell office:value-type="float" office:value="22409">
            <text:p>22409</text:p>
          </table:table-cell>
          <table:table-cell office:value-type="float" office:value="17864">
            <text:p>17864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ON</text:p>
          </table:table-cell>
          <table:table-cell office:value-type="string">
            <text:p>FD-41-Hamilton East--Stoney Creek</text:p>
          </table:table-cell>
          <table:table-cell office:value-type="string">
            <text:p>Wayne Marston</text:p>
          </table:table-cell>
          <table:table-cell office:value-type="float" office:value="-4364">
            <text:p>-4364</text:p>
          </table:table-cell>
          <table:table-cell office:value-type="float" office:value="21931">
            <text:p>21931</text:p>
          </table:table-cell>
          <table:table-cell office:value-type="float" office:value="17567">
            <text:p>17567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QC</text:p>
          </table:table-cell>
          <table:table-cell office:value-type="string">
            <text:p>FD-41-Jonquière--Alma</text:p>
          </table:table-cell>
          <table:table-cell office:value-type="string">
            <text:p>Claude Patry</text:p>
          </table:table-cell>
          <table:table-cell office:value-type="float" office:value="-4331">
            <text:p>-4331</text:p>
          </table:table-cell>
          <table:table-cell office:value-type="float" office:value="22900">
            <text:p>22900</text:p>
          </table:table-cell>
          <table:table-cell office:value-type="float" office:value="18569">
            <text:p>18569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QC</text:p>
          </table:table-cell>
          <table:table-cell office:value-type="string">
            <text:p>FD-41-Verchères--Les Patriotes</text:p>
          </table:table-cell>
          <table:table-cell office:value-type="string">
            <text:p>Sana Hassainia</text:p>
          </table:table-cell>
          <table:table-cell office:value-type="float" office:value="-3921">
            <text:p>-3921</text:p>
          </table:table-cell>
          <table:table-cell office:value-type="float" office:value="24514">
            <text:p>24514</text:p>
          </table:table-cell>
          <table:table-cell office:value-type="float" office:value="20593">
            <text:p>20593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QC</text:p>
          </table:table-cell>
          <table:table-cell office:value-type="string">
            <text:p>FD-41-Sherbrooke</text:p>
          </table:table-cell>
          <table:table-cell office:value-type="string">
            <text:p>Pierre-Luc Dusseault</text:p>
          </table:table-cell>
          <table:table-cell office:value-type="float" office:value="-3750">
            <text:p>-3750</text:p>
          </table:table-cell>
          <table:table-cell office:value-type="float" office:value="22415">
            <text:p>22415</text:p>
          </table:table-cell>
          <table:table-cell office:value-type="float" office:value="18665">
            <text:p>1866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QC</text:p>
          </table:table-cell>
          <table:table-cell office:value-type="string">
            <text:p>FD-41-Notre-Dame-de-Grâce--Lachine</text:p>
          </table:table-cell>
          <table:table-cell office:value-type="string">
            <text:p>Isabelle Morin</text:p>
          </table:table-cell>
          <table:table-cell office:value-type="float" office:value="-3536">
            <text:p>-3536</text:p>
          </table:table-cell>
          <table:table-cell office:value-type="float" office:value="17943">
            <text:p>17943</text:p>
          </table:table-cell>
          <table:table-cell office:value-type="float" office:value="14407">
            <text:p>14407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ON</text:p>
          </table:table-cell>
          <table:table-cell office:value-type="string">
            <text:p>FD-41-Etobicoke North</text:p>
          </table:table-cell>
          <table:table-cell office:value-type="string">
            <text:p>Kirsty Duncan</text:p>
          </table:table-cell>
          <table:table-cell office:value-type="float" office:value="-3308">
            <text:p>-3308</text:p>
          </table:table-cell>
          <table:table-cell office:value-type="float" office:value="13665">
            <text:p>13665</text:p>
          </table:table-cell>
          <table:table-cell office:value-type="float" office:value="10357">
            <text:p>10357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BC</text:p>
          </table:table-cell>
          <table:table-cell office:value-type="string">
            <text:p>FD-41-Vancouver Centre</text:p>
          </table:table-cell>
          <table:table-cell office:value-type="string">
            <text:p>Hedy Fry</text:p>
          </table:table-cell>
          <table:table-cell office:value-type="float" office:value="-2937">
            <text:p>-2937</text:p>
          </table:table-cell>
          <table:table-cell office:value-type="float" office:value="18260">
            <text:p>18260</text:p>
          </table:table-cell>
          <table:table-cell office:value-type="float" office:value="15323">
            <text:p>15323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QC</text:p>
          </table:table-cell>
          <table:table-cell office:value-type="string">
            <text:p>FD-41-Honoré-Mercier</text:p>
          </table:table-cell>
          <table:table-cell office:value-type="string">
            <text:p>Paulina Ayala</text:p>
          </table:table-cell>
          <table:table-cell office:value-type="float" office:value="-2904">
            <text:p>-2904</text:p>
          </table:table-cell>
          <table:table-cell office:value-type="float" office:value="17545">
            <text:p>17545</text:p>
          </table:table-cell>
          <table:table-cell office:value-type="float" office:value="14641">
            <text:p>1464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ON</text:p>
          </table:table-cell>
          <table:table-cell office:value-type="string">
            <text:p>FD-41-Kingston and the Islands</text:p>
          </table:table-cell>
          <table:table-cell office:value-type="string">
            <text:p>Ted Hsu</text:p>
          </table:table-cell>
          <table:table-cell office:value-type="float" office:value="-2653">
            <text:p>-2653</text:p>
          </table:table-cell>
          <table:table-cell office:value-type="float" office:value="23842">
            <text:p>23842</text:p>
          </table:table-cell>
          <table:table-cell office:value-type="float" office:value="21189">
            <text:p>21189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ON</text:p>
          </table:table-cell>
          <table:table-cell office:value-type="string">
            <text:p>FD-41-York South--Weston</text:p>
          </table:table-cell>
          <table:table-cell office:value-type="string">
            <text:p>Mike Sullivan</text:p>
          </table:table-cell>
          <table:table-cell office:value-type="float" office:value="-2580">
            <text:p>-2580</text:p>
          </table:table-cell>
          <table:table-cell office:value-type="float" office:value="14122">
            <text:p>14122</text:p>
          </table:table-cell>
          <table:table-cell office:value-type="float" office:value="11542">
            <text:p>11542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BC</text:p>
          </table:table-cell>
          <table:table-cell office:value-type="string">
            <text:p>FD-41-New Westminster--Coquitlam</text:p>
          </table:table-cell>
          <table:table-cell office:value-type="string">
            <text:p>Fin Donnelly</text:p>
          </table:table-cell>
          <table:table-cell office:value-type="float" office:value="-2247">
            <text:p>-2247</text:p>
          </table:table-cell>
          <table:table-cell office:value-type="float" office:value="23023">
            <text:p>23023</text:p>
          </table:table-cell>
          <table:table-cell office:value-type="float" office:value="20776">
            <text:p>20776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NT</text:p>
          </table:table-cell>
          <table:table-cell office:value-type="string">
            <text:p>FD-41-Western Arctic</text:p>
          </table:table-cell>
          <table:table-cell office:value-type="string">
            <text:p>Dennis Bevington</text:p>
          </table:table-cell>
          <table:table-cell office:value-type="float" office:value="-2139">
            <text:p>-2139</text:p>
          </table:table-cell>
          <table:table-cell office:value-type="float" office:value="7140">
            <text:p>7140</text:p>
          </table:table-cell>
          <table:table-cell office:value-type="float" office:value="5001">
            <text:p>5001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BC</text:p>
          </table:table-cell>
          <table:table-cell office:value-type="string">
            <text:p>FD-41-Vancouver Quadra</text:p>
          </table:table-cell>
          <table:table-cell office:value-type="string">
            <text:p>Joyce Murray</text:p>
          </table:table-cell>
          <table:table-cell office:value-type="float" office:value="-1919">
            <text:p>-1919</text:p>
          </table:table-cell>
          <table:table-cell office:value-type="float" office:value="22903">
            <text:p>22903</text:p>
          </table:table-cell>
          <table:table-cell office:value-type="float" office:value="20984">
            <text:p>20984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QC</text:p>
          </table:table-cell>
          <table:table-cell office:value-type="string">
            <text:p>FD-41-Ahuntsic</text:p>
          </table:table-cell>
          <table:table-cell office:value-type="string">
            <text:p>Maria Mourani</text:p>
          </table:table-cell>
          <table:table-cell office:value-type="float" office:value="-1821">
            <text:p>-1821</text:p>
          </table:table-cell>
          <table:table-cell office:value-type="float" office:value="14908">
            <text:p>14908</text:p>
          </table:table-cell>
          <table:table-cell office:value-type="float" office:value="13087">
            <text:p>13087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QC</text:p>
          </table:table-cell>
          <table:table-cell office:value-type="string">
            <text:p>FD-41-Pierrefonds--Dollard</text:p>
          </table:table-cell>
          <table:table-cell office:value-type="string">
            <text:p>Lysane Blanchette-Lamothe</text:p>
          </table:table-cell>
          <table:table-cell office:value-type="float" office:value="-1758">
            <text:p>-1758</text:p>
          </table:table-cell>
          <table:table-cell office:value-type="float" office:value="16390">
            <text:p>16390</text:p>
          </table:table-cell>
          <table:table-cell office:value-type="float" office:value="14632">
            <text:p>14632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ON</text:p>
          </table:table-cell>
          <table:table-cell office:value-type="string">
            <text:p>FD-41-Markham--Unionville</text:p>
          </table:table-cell>
          <table:table-cell office:value-type="string">
            <text:p>John McCallum</text:p>
          </table:table-cell>
          <table:table-cell office:value-type="float" office:value="-1695">
            <text:p>-1695</text:p>
          </table:table-cell>
          <table:table-cell office:value-type="float" office:value="19429">
            <text:p>19429</text:p>
          </table:table-cell>
          <table:table-cell office:value-type="float" office:value="17734">
            <text:p>17734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BC</text:p>
          </table:table-cell>
          <table:table-cell office:value-type="string">
            <text:p>FD-41-Surrey North</text:p>
          </table:table-cell>
          <table:table-cell office:value-type="string">
            <text:p>Jasbir Sandhu</text:p>
          </table:table-cell>
          <table:table-cell office:value-type="float" office:value="-1497">
            <text:p>-1497</text:p>
          </table:table-cell>
          <table:table-cell office:value-type="float" office:value="14678">
            <text:p>14678</text:p>
          </table:table-cell>
          <table:table-cell office:value-type="float" office:value="13181">
            <text:p>1318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QC</text:p>
          </table:table-cell>
          <table:table-cell office:value-type="string">
            <text:p>FD-41-Louis-Saint-Laurent</text:p>
          </table:table-cell>
          <table:table-cell office:value-type="string">
            <text:p>Alexandrine Latendresse</text:p>
          </table:table-cell>
          <table:table-cell office:value-type="float" office:value="-1295">
            <text:p>-1295</text:p>
          </table:table-cell>
          <table:table-cell office:value-type="float" office:value="22629">
            <text:p>22629</text:p>
          </table:table-cell>
          <table:table-cell office:value-type="float" office:value="21334">
            <text:p>21334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ON</text:p>
          </table:table-cell>
          <table:table-cell office:value-type="string">
            <text:p>FD-41-Scarborough Southwest</text:p>
          </table:table-cell>
          <table:table-cell office:value-type="string">
            <text:p>Dan Harris</text:p>
          </table:table-cell>
          <table:table-cell office:value-type="float" office:value="-1289">
            <text:p>-1289</text:p>
          </table:table-cell>
          <table:table-cell office:value-type="float" office:value="14119">
            <text:p>14119</text:p>
          </table:table-cell>
          <table:table-cell office:value-type="float" office:value="12830">
            <text:p>12830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QC</text:p>
          </table:table-cell>
          <table:table-cell office:value-type="string">
            <text:p>FD-41-Montmorency--Charlevoix--Haute-Côte-Nord</text:p>
          </table:table-cell>
          <table:table-cell office:value-type="string">
            <text:p>Jonathan Tremblay</text:p>
          </table:table-cell>
          <table:table-cell office:value-type="float" office:value="-1176">
            <text:p>-1176</text:p>
          </table:table-cell>
          <table:table-cell office:value-type="float" office:value="17601">
            <text:p>17601</text:p>
          </table:table-cell>
          <table:table-cell office:value-type="float" office:value="16425">
            <text:p>16425</text:p>
          </table:table-cell>
          <table:table-cell table:number-columns-repeated="1017"/>
        </table:table-row>
        <table:table-row table:style-name="ro2">
          <table:table-cell table:style-name="ce1" office:value-type="float" office:value="1802">
            <text:p>180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FD-41-Kings--Hants</text:p>
          </table:table-cell>
          <table:table-cell table:style-name="ce1" office:value-type="string">
            <text:p>Scott Brison</text:p>
          </table:table-cell>
          <table:table-cell table:style-name="ce1" office:value-type="float" office:value="-1173">
            <text:p>-1173</text:p>
          </table:table-cell>
          <table:table-cell table:style-name="ce1" office:value-type="float" office:value="15887">
            <text:p>15887</text:p>
          </table:table-cell>
          <table:table-cell table:style-name="ce1" office:value-type="float" office:value="14714">
            <text:p>14714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989">
            <text:p>1989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FD-41-Welland</text:p>
          </table:table-cell>
          <table:table-cell table:style-name="ce1" office:value-type="string">
            <text:p>Malcolm Allen</text:p>
          </table:table-cell>
          <table:table-cell table:style-name="ce1" office:value-type="float" office:value="-1022">
            <text:p>-1022</text:p>
          </table:table-cell>
          <table:table-cell table:style-name="ce1" office:value-type="float" office:value="21917">
            <text:p>21917</text:p>
          </table:table-cell>
          <table:table-cell table:style-name="ce1" office:value-type="float" office:value="20895">
            <text:p>20895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2056">
            <text:p>2056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FD-41-Burnaby--Douglas</text:p>
          </table:table-cell>
          <table:table-cell table:style-name="ce1" office:value-type="string">
            <text:p>Kennedy Stewart</text:p>
          </table:table-cell>
          <table:table-cell table:style-name="ce1" office:value-type="float" office:value="-1011">
            <text:p>-1011</text:p>
          </table:table-cell>
          <table:table-cell table:style-name="ce1" office:value-type="float" office:value="20943">
            <text:p>20943</text:p>
          </table:table-cell>
          <table:table-cell table:style-name="ce1" office:value-type="float" office:value="19932">
            <text:p>19932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2070">
            <text:p>2070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FD-41-Newton--North Delta</text:p>
          </table:table-cell>
          <table:table-cell table:style-name="ce1" office:value-type="string">
            <text:p>Jinny Sims</text:p>
          </table:table-cell>
          <table:table-cell table:style-name="ce1" office:value-type="float" office:value="-903">
            <text:p>-903</text:p>
          </table:table-cell>
          <table:table-cell table:style-name="ce1" office:value-type="float" office:value="15413">
            <text:p>15413</text:p>
          </table:table-cell>
          <table:table-cell table:style-name="ce1" office:value-type="float" office:value="14510">
            <text:p>1451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836">
            <text:p>1836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FD-41-Gaspésie--Îles-de-la-Madeleine</text:p>
          </table:table-cell>
          <table:table-cell table:style-name="ce1" office:value-type="string">
            <text:p>Philip Toone</text:p>
          </table:table-cell>
          <table:table-cell table:style-name="ce1" office:value-type="float" office:value="-777">
            <text:p>-777</text:p>
          </table:table-cell>
          <table:table-cell table:style-name="ce1" office:value-type="float" office:value="12427">
            <text:p>12427</text:p>
          </table:table-cell>
          <table:table-cell table:style-name="ce1" office:value-type="float" office:value="11650">
            <text:p>11650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806">
            <text:p>1806</text:p>
          </table:table-cell>
          <table:table-cell table:style-name="ce2" office:value-type="string">
            <text:p>NS</text:p>
          </table:table-cell>
          <table:table-cell table:style-name="ce2" office:value-type="string">
            <text:p>FD-41-Sydney--Victoria</text:p>
          </table:table-cell>
          <table:table-cell table:style-name="ce2" office:value-type="string">
            <text:p>Mark Eyking</text:p>
          </table:table-cell>
          <table:table-cell table:style-name="ce2" office:value-type="float" office:value="-765">
            <text:p>-765</text:p>
          </table:table-cell>
          <table:table-cell table:style-name="ce2" office:value-type="float" office:value="14788">
            <text:p>14788</text:p>
          </table:table-cell>
          <table:table-cell table:style-name="ce2" office:value-type="float" office:value="14023">
            <text:p>14023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974">
            <text:p>1974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FD-41-Scarborough--Guildwood</text:p>
          </table:table-cell>
          <table:table-cell table:style-name="ce2" office:value-type="string">
            <text:p>John McKay</text:p>
          </table:table-cell>
          <table:table-cell table:style-name="ce2" office:value-type="float" office:value="-691">
            <text:p>-691</text:p>
          </table:table-cell>
          <table:table-cell table:style-name="ce2" office:value-type="float" office:value="13849">
            <text:p>13849</text:p>
          </table:table-cell>
          <table:table-cell table:style-name="ce2" office:value-type="float" office:value="13158">
            <text:p>13158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796">
            <text:p>1796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FD-41-Malpeque</text:p>
          </table:table-cell>
          <table:table-cell table:style-name="ce2" office:value-type="string">
            <text:p>Wayne Easter</text:p>
          </table:table-cell>
          <table:table-cell table:style-name="ce2" office:value-type="float" office:value="-671">
            <text:p>-671</text:p>
          </table:table-cell>
          <table:table-cell table:style-name="ce2" office:value-type="float" office:value="8605">
            <text:p>8605</text:p>
          </table:table-cell>
          <table:table-cell table:style-name="ce2" office:value-type="float" office:value="7934">
            <text:p>7934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799">
            <text:p>1799</text:p>
          </table:table-cell>
          <table:table-cell table:style-name="ce2" office:value-type="string">
            <text:p>NS</text:p>
          </table:table-cell>
          <table:table-cell table:style-name="ce2" office:value-type="string">
            <text:p>FD-41-Dartmouth--Cole Harbour</text:p>
          </table:table-cell>
          <table:table-cell table:style-name="ce2" office:value-type="string">
            <text:p>Robert Chisholm</text:p>
          </table:table-cell>
          <table:table-cell table:style-name="ce2" office:value-type="float" office:value="-497">
            <text:p>-497</text:p>
          </table:table-cell>
          <table:table-cell table:style-name="ce2" office:value-type="float" office:value="15678">
            <text:p>15678</text:p>
          </table:table-cell>
          <table:table-cell table:style-name="ce2" office:value-type="float" office:value="15181">
            <text:p>15181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062">
            <text:p>2062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FD-41-Esquimalt--Juan de Fuca</text:p>
          </table:table-cell>
          <table:table-cell table:style-name="ce2" office:value-type="string">
            <text:p>Randall C. Garrison</text:p>
          </table:table-cell>
          <table:table-cell table:style-name="ce2" office:value-type="float" office:value="-406">
            <text:p>-406</text:p>
          </table:table-cell>
          <table:table-cell table:style-name="ce2" office:value-type="float" office:value="26198">
            <text:p>26198</text:p>
          </table:table-cell>
          <table:table-cell table:style-name="ce2" office:value-type="float" office:value="25792">
            <text:p>25792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875">
            <text:p>1875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FD-41-Montmagny--L'Islet--Kamouraska--Rivière-du-Loup</text:p>
          </table:table-cell>
          <table:table-cell table:style-name="ce1" office:value-type="string">
            <text:p>François Lapointe</text:p>
          </table:table-cell>
          <table:table-cell table:style-name="ce1" office:value-type="float" office:value="-9">
            <text:p>-9</text:p>
          </table:table-cell>
          <table:table-cell table:style-name="ce1" office:value-type="float" office:value="17285">
            <text:p>17285</text:p>
          </table:table-cell>
          <table:table-cell table:style-name="ce1" office:value-type="float" office:value="17276">
            <text:p>17276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FD-41-Winnipeg North</text:p>
          </table:table-cell>
          <table:table-cell table:style-name="ce2" office:value-type="string">
            <text:p>Kevin Lamoureux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053">
            <text:p>9053</text:p>
          </table:table-cell>
          <table:table-cell table:style-name="ce2" office:value-type="float" office:value="9097">
            <text:p>9097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003">
            <text:p>2003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FD-41-Elmwood--Transcona</text:p>
          </table:table-cell>
          <table:table-cell table:style-name="ce2" office:value-type="string">
            <text:p>Lawrence Toet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4998">
            <text:p>14998</text:p>
          </table:table-cell>
          <table:table-cell table:style-name="ce2" office:value-type="float" office:value="15298">
            <text:p>15298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022">
            <text:p>2022</text:p>
          </table:table-cell>
          <table:table-cell table:style-name="ce2" office:value-type="string">
            <text:p>SK</text:p>
          </table:table-cell>
          <table:table-cell table:style-name="ce2" office:value-type="string">
            <text:p>FD-41-Saskatoon--Rosetown--Biggar</text:p>
          </table:table-cell>
          <table:table-cell table:style-name="ce2" office:value-type="string">
            <text:p>Kelly Block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4114">
            <text:p>14114</text:p>
          </table:table-cell>
          <table:table-cell table:style-name="ce2" office:value-type="float" office:value="14652">
            <text:p>14652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98">
            <text:p>1898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FD-41-Bramalea--Gore--Malton</text:p>
          </table:table-cell>
          <table:table-cell table:style-name="ce2" office:value-type="string">
            <text:p>Bal Gosal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9368">
            <text:p>19368</text:p>
          </table:table-cell>
          <table:table-cell table:style-name="ce2" office:value-type="float" office:value="19907">
            <text:p>19907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892">
            <text:p>1892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FD-41-Westmount--Ville-Marie</text:p>
          </table:table-cell>
          <table:table-cell table:style-name="ce1" office:value-type="string">
            <text:p>Marc Garneau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14704">
            <text:p>14704</text:p>
          </table:table-cell>
          <table:table-cell table:style-name="ce1" office:value-type="float" office:value="15346">
            <text:p>15346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872">
            <text:p>1872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FD-41-Richmond--Arthabaska</text:p>
          </table:table-cell>
          <table:table-cell table:style-name="ce1" office:value-type="string">
            <text:p>André Bellavance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17316">
            <text:p>17316</text:p>
          </table:table-cell>
          <table:table-cell table:style-name="ce1" office:value-type="float" office:value="18033">
            <text:p>18033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2017">
            <text:p>2017</text:p>
          </table:table-cell>
          <table:table-cell table:style-name="ce2" office:value-type="string">
            <text:p>SK</text:p>
          </table:table-cell>
          <table:table-cell table:style-name="ce2" office:value-type="string">
            <text:p>FD-41-Palliser</text:p>
          </table:table-cell>
          <table:table-cell table:style-name="ce2" office:value-type="string">
            <text:p>Ray Boughen</text:p>
          </table:table-cell>
          <table:table-cell table:style-name="ce2" office:value-type="float" office:value="766">
            <text:p>766</text:p>
          </table:table-cell>
          <table:table-cell table:style-name="ce2" office:value-type="float" office:value="15084">
            <text:p>15084</text:p>
          </table:table-cell>
          <table:table-cell table:style-name="ce2" office:value-type="float" office:value="15850">
            <text:p>15850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853">
            <text:p>1853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FD-41-Lotbinière--Chutes-de-la-Chaudière</text:p>
          </table:table-cell>
          <table:table-cell table:style-name="ce1" office:value-type="string">
            <text:p>Jacques Gourde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21683">
            <text:p>21683</text:p>
          </table:table-cell>
          <table:table-cell table:style-name="ce1" office:value-type="float" office:value="22460">
            <text:p>22460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2015">
            <text:p>2015</text:p>
          </table:table-cell>
          <table:table-cell table:style-name="ce1" office:value-type="string">
            <text:p>SK</text:p>
          </table:table-cell>
          <table:table-cell table:style-name="ce1" office:value-type="string">
            <text:p>FD-41-Desnethé--Missinippi--Churchill River</text:p>
          </table:table-cell>
          <table:table-cell table:style-name="ce1" office:value-type="string">
            <text:p>Rob Gordon Clarke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9715">
            <text:p>9715</text:p>
          </table:table-cell>
          <table:table-cell table:style-name="ce1" office:value-type="float" office:value="10509">
            <text:p>10509</text:p>
          </table:table-cell>
          <table:table-cell table:style-name="ce1"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BC</text:p>
          </table:table-cell>
          <table:table-cell office:value-type="string">
            <text:p>FD-41-Vancouver Island North</text:p>
          </table:table-cell>
          <table:table-cell office:value-type="string">
            <text:p>John Duncan</text:p>
          </table:table-cell>
          <table:table-cell office:value-type="float" office:value="1827">
            <text:p>1827</text:p>
          </table:table-cell>
          <table:table-cell office:value-type="float" office:value="25379">
            <text:p>25379</text:p>
          </table:table-cell>
          <table:table-cell office:value-type="float" office:value="27206">
            <text:p>27206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ON</text:p>
          </table:table-cell>
          <table:table-cell office:value-type="string">
            <text:p>FD-41-Sault Ste. Marie</text:p>
          </table:table-cell>
          <table:table-cell office:value-type="string">
            <text:p>Bryan Hayes</text:p>
          </table:table-cell>
          <table:table-cell office:value-type="float" office:value="1861">
            <text:p>1861</text:p>
          </table:table-cell>
          <table:table-cell office:value-type="float" office:value="16467">
            <text:p>16467</text:p>
          </table:table-cell>
          <table:table-cell office:value-type="float" office:value="18328">
            <text:p>18328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ON</text:p>
          </table:table-cell>
          <table:table-cell office:value-type="string">
            <text:p>FD-41-Scarborough Centre</text:p>
          </table:table-cell>
          <table:table-cell office:value-type="string">
            <text:p>Roxanne James</text:p>
          </table:table-cell>
          <table:table-cell office:value-type="float" office:value="2055">
            <text:p>2055</text:p>
          </table:table-cell>
          <table:table-cell office:value-type="float" office:value="11443">
            <text:p>11443</text:p>
          </table:table-cell>
          <table:table-cell office:value-type="float" office:value="13498">
            <text:p>13498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NL</text:p>
          </table:table-cell>
          <table:table-cell office:value-type="string">
            <text:p>FD-41-Labrador</text:p>
          </table:table-cell>
          <table:table-cell office:value-type="string">
            <text:p>Peter Penashue</text:p>
          </table:table-cell>
          <table:table-cell office:value-type="float" office:value="2136">
            <text:p>2136</text:p>
          </table:table-cell>
          <table:table-cell office:value-type="float" office:value="2120">
            <text:p>2120</text:p>
          </table:table-cell>
          <table:table-cell office:value-type="float" office:value="4256">
            <text:p>4256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QC</text:p>
          </table:table-cell>
          <table:table-cell office:value-type="string">
            <text:p>FD-41-Lac-Saint-Louis</text:p>
          </table:table-cell>
          <table:table-cell office:value-type="string">
            <text:p>Francis Scarpaleggia</text:p>
          </table:table-cell>
          <table:table-cell office:value-type="float" office:value="2204">
            <text:p>2204</text:p>
          </table:table-cell>
          <table:table-cell office:value-type="float" office:value="16253">
            <text:p>16253</text:p>
          </table:table-cell>
          <table:table-cell office:value-type="float" office:value="18457">
            <text:p>18457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YT</text:p>
          </table:table-cell>
          <table:table-cell office:value-type="string">
            <text:p>FD-41-Yukon</text:p>
          </table:table-cell>
          <table:table-cell office:value-type="string">
            <text:p>Ryan Leef</text:p>
          </table:table-cell>
          <table:table-cell office:value-type="float" office:value="2385">
            <text:p>2385</text:p>
          </table:table-cell>
          <table:table-cell office:value-type="float" office:value="3037">
            <text:p>3037</text:p>
          </table:table-cell>
          <table:table-cell office:value-type="float" office:value="5422">
            <text:p>5422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NU</text:p>
          </table:table-cell>
          <table:table-cell office:value-type="string">
            <text:p>FD-41-Nunavut</text:p>
          </table:table-cell>
          <table:table-cell office:value-type="string">
            <text:p>Leona Aglukkaq</text:p>
          </table:table-cell>
          <table:table-cell office:value-type="float" office:value="2405">
            <text:p>2405</text:p>
          </table:table-cell>
          <table:table-cell office:value-type="float" office:value="1525">
            <text:p>1525</text:p>
          </table:table-cell>
          <table:table-cell office:value-type="float" office:value="3930">
            <text:p>3930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PE</text:p>
          </table:table-cell>
          <table:table-cell office:value-type="string">
            <text:p>FD-41-Charlottetown</text:p>
          </table:table-cell>
          <table:table-cell office:value-type="string">
            <text:p>Sean Casey</text:p>
          </table:table-cell>
          <table:table-cell office:value-type="float" office:value="2660">
            <text:p>2660</text:p>
          </table:table-cell>
          <table:table-cell office:value-type="float" office:value="4632">
            <text:p>4632</text:p>
          </table:table-cell>
          <table:table-cell office:value-type="float" office:value="7292">
            <text:p>7292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NS</text:p>
          </table:table-cell>
          <table:table-cell office:value-type="string">
            <text:p>FD-41-South Shore--St. Margaret's</text:p>
          </table:table-cell>
          <table:table-cell office:value-type="string">
            <text:p>Gerald Keddy</text:p>
          </table:table-cell>
          <table:table-cell office:value-type="float" office:value="2915">
            <text:p>2915</text:p>
          </table:table-cell>
          <table:table-cell office:value-type="float" office:value="15033">
            <text:p>15033</text:p>
          </table:table-cell>
          <table:table-cell office:value-type="float" office:value="17948">
            <text:p>17948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NS</text:p>
          </table:table-cell>
          <table:table-cell office:value-type="string">
            <text:p>FD-41-Halifax West</text:p>
          </table:table-cell>
          <table:table-cell office:value-type="string">
            <text:p>Geoff Regan</text:p>
          </table:table-cell>
          <table:table-cell office:value-type="float" office:value="2991">
            <text:p>2991</text:p>
          </table:table-cell>
          <table:table-cell office:value-type="float" office:value="13239">
            <text:p>13239</text:p>
          </table:table-cell>
          <table:table-cell office:value-type="float" office:value="16230">
            <text:p>16230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QC</text:p>
          </table:table-cell>
          <table:table-cell office:value-type="string">
            <text:p>FD-41-Bourassa</text:p>
          </table:table-cell>
          <table:table-cell office:value-type="string">
            <text:p>Denis Coderre</text:p>
          </table:table-cell>
          <table:table-cell office:value-type="float" office:value="3280">
            <text:p>3280</text:p>
          </table:table-cell>
          <table:table-cell office:value-type="float" office:value="12270">
            <text:p>12270</text:p>
          </table:table-cell>
          <table:table-cell office:value-type="float" office:value="15550">
            <text:p>15550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NB</text:p>
          </table:table-cell>
          <table:table-cell office:value-type="string">
            <text:p>FD-41-Moncton--Riverview--Dieppe</text:p>
          </table:table-cell>
          <table:table-cell office:value-type="string">
            <text:p>Robert Goguen</text:p>
          </table:table-cell>
          <table:table-cell office:value-type="float" office:value="3355">
            <text:p>3355</text:p>
          </table:table-cell>
          <table:table-cell office:value-type="float" office:value="14053">
            <text:p>14053</text:p>
          </table:table-cell>
          <table:table-cell office:value-type="float" office:value="17408">
            <text:p>17408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QC</text:p>
          </table:table-cell>
          <table:table-cell office:value-type="string">
            <text:p>FD-41-Saint-Léonard--Saint-Michel</text:p>
          </table:table-cell>
          <table:table-cell office:value-type="string">
            <text:p>Massimo Pacetti</text:p>
          </table:table-cell>
          <table:table-cell office:value-type="float" office:value="3620">
            <text:p>3620</text:p>
          </table:table-cell>
          <table:table-cell office:value-type="float" office:value="11720">
            <text:p>11720</text:p>
          </table:table-cell>
          <table:table-cell office:value-type="float" office:value="15340">
            <text:p>15340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QC</text:p>
          </table:table-cell>
          <table:table-cell office:value-type="string">
            <text:p>FD-41-Papineau</text:p>
          </table:table-cell>
          <table:table-cell office:value-type="string">
            <text:p>Justin Trudeau</text:p>
          </table:table-cell>
          <table:table-cell office:value-type="float" office:value="4327">
            <text:p>4327</text:p>
          </table:table-cell>
          <table:table-cell office:value-type="float" office:value="12102">
            <text:p>12102</text:p>
          </table:table-cell>
          <table:table-cell office:value-type="float" office:value="16429">
            <text:p>16429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SK</text:p>
          </table:table-cell>
          <table:table-cell office:value-type="string">
            <text:p>FD-41-Regina--Qu'Appelle</text:p>
          </table:table-cell>
          <table:table-cell office:value-type="string">
            <text:p>Andrew Scheer</text:p>
          </table:table-cell>
          <table:table-cell office:value-type="float" office:value="4477">
            <text:p>4477</text:p>
          </table:table-cell>
          <table:table-cell office:value-type="float" office:value="11419">
            <text:p>11419</text:p>
          </table:table-cell>
          <table:table-cell office:value-type="float" office:value="15896">
            <text:p>15896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ON</text:p>
          </table:table-cell>
          <table:table-cell office:value-type="string">
            <text:p>FD-41-Don Valley East</text:p>
          </table:table-cell>
          <table:table-cell office:value-type="string">
            <text:p>Joe Daniel</text:p>
          </table:table-cell>
          <table:table-cell office:value-type="float" office:value="4544">
            <text:p>4544</text:p>
          </table:table-cell>
          <table:table-cell office:value-type="float" office:value="9878">
            <text:p>9878</text:p>
          </table:table-cell>
          <table:table-cell office:value-type="float" office:value="14422">
            <text:p>14422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ON</text:p>
          </table:table-cell>
          <table:table-cell office:value-type="string">
            <text:p>FD-41-Kenora</text:p>
          </table:table-cell>
          <table:table-cell office:value-type="string">
            <text:p>Greg Rickford</text:p>
          </table:table-cell>
          <table:table-cell office:value-type="float" office:value="4712">
            <text:p>4712</text:p>
          </table:table-cell>
          <table:table-cell office:value-type="float" office:value="6855">
            <text:p>6855</text:p>
          </table:table-cell>
          <table:table-cell office:value-type="float" office:value="11567">
            <text:p>11567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QC</text:p>
          </table:table-cell>
          <table:table-cell office:value-type="string">
            <text:p>FD-41-Haute-Gaspésie--La Mitis--Matane--Matapédia</text:p>
          </table:table-cell>
          <table:table-cell office:value-type="string">
            <text:p>Jean-François Fortin</text:p>
          </table:table-cell>
          <table:table-cell office:value-type="float" office:value="5149">
            <text:p>5149</text:p>
          </table:table-cell>
          <table:table-cell office:value-type="float" office:value="7484">
            <text:p>7484</text:p>
          </table:table-cell>
          <table:table-cell office:value-type="float" office:value="12633">
            <text:p>12633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BC</text:p>
          </table:table-cell>
          <table:table-cell office:value-type="string">
            <text:p>FD-41-Nanaimo--Alberni</text:p>
          </table:table-cell>
          <table:table-cell office:value-type="string">
            <text:p>James Lunney</text:p>
          </table:table-cell>
          <table:table-cell office:value-type="float" office:value="5304">
            <text:p>5304</text:p>
          </table:table-cell>
          <table:table-cell office:value-type="float" office:value="25165">
            <text:p>25165</text:p>
          </table:table-cell>
          <table:table-cell office:value-type="float" office:value="30469">
            <text:p>30469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ON</text:p>
          </table:table-cell>
          <table:table-cell office:value-type="string">
            <text:p>FD-41-York West</text:p>
          </table:table-cell>
          <table:table-cell office:value-type="string">
            <text:p>Judy Sgro</text:p>
          </table:table-cell>
          <table:table-cell office:value-type="float" office:value="5309">
            <text:p>5309</text:p>
          </table:table-cell>
          <table:table-cell office:value-type="float" office:value="7721">
            <text:p>7721</text:p>
          </table:table-cell>
          <table:table-cell office:value-type="float" office:value="13030">
            <text:p>13030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SK</text:p>
          </table:table-cell>
          <table:table-cell office:value-type="string">
            <text:p>FD-41-Regina--Lumsden--Lake Centre</text:p>
          </table:table-cell>
          <table:table-cell office:value-type="string">
            <text:p>Tom Lukiwski</text:p>
          </table:table-cell>
          <table:table-cell office:value-type="float" office:value="5558">
            <text:p>5558</text:p>
          </table:table-cell>
          <table:table-cell office:value-type="float" office:value="12518">
            <text:p>12518</text:p>
          </table:table-cell>
          <table:table-cell office:value-type="float" office:value="18076">
            <text:p>18076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QC</text:p>
          </table:table-cell>
          <table:table-cell office:value-type="string">
            <text:p>FD-41-Lévis--Bellechasse</text:p>
          </table:table-cell>
          <table:table-cell office:value-type="string">
            <text:p>Steven Blaney</text:p>
          </table:table-cell>
          <table:table-cell office:value-type="float" office:value="5960">
            <text:p>5960</text:p>
          </table:table-cell>
          <table:table-cell office:value-type="float" office:value="19890">
            <text:p>19890</text:p>
          </table:table-cell>
          <table:table-cell office:value-type="float" office:value="25850">
            <text:p>25850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ON</text:p>
          </table:table-cell>
          <table:table-cell office:value-type="string">
            <text:p>FD-41-Toronto Centre</text:p>
          </table:table-cell>
          <table:table-cell office:value-type="string">
            <text:p>Bob Rae</text:p>
          </table:table-cell>
          <table:table-cell office:value-type="float" office:value="6014">
            <text:p>6014</text:p>
          </table:table-cell>
          <table:table-cell office:value-type="float" office:value="16818">
            <text:p>16818</text:p>
          </table:table-cell>
          <table:table-cell office:value-type="float" office:value="22832">
            <text:p>22832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ON</text:p>
          </table:table-cell>
          <table:table-cell office:value-type="string">
            <text:p>FD-41-London North Centre</text:p>
          </table:table-cell>
          <table:table-cell office:value-type="string">
            <text:p>Susan Truppe</text:p>
          </table:table-cell>
          <table:table-cell office:value-type="float" office:value="6472">
            <text:p>6472</text:p>
          </table:table-cell>
          <table:table-cell office:value-type="float" office:value="12996">
            <text:p>12996</text:p>
          </table:table-cell>
          <table:table-cell office:value-type="float" office:value="19468">
            <text:p>19468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SK</text:p>
          </table:table-cell>
          <table:table-cell office:value-type="string">
            <text:p>FD-41-Saskatoon--Humboldt</text:p>
          </table:table-cell>
          <table:table-cell office:value-type="string">
            <text:p>Brad Trost</text:p>
          </table:table-cell>
          <table:table-cell office:value-type="float" office:value="6683">
            <text:p>6683</text:p>
          </table:table-cell>
          <table:table-cell office:value-type="float" office:value="13271">
            <text:p>13271</text:p>
          </table:table-cell>
          <table:table-cell office:value-type="float" office:value="19954">
            <text:p>19954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ON</text:p>
          </table:table-cell>
          <table:table-cell office:value-type="string">
            <text:p>FD-41-Nipissing--Timiskaming</text:p>
          </table:table-cell>
          <table:table-cell office:value-type="string">
            <text:p>Jay Aspin</text:p>
          </table:table-cell>
          <table:table-cell office:value-type="float" office:value="6714">
            <text:p>6714</text:p>
          </table:table-cell>
          <table:table-cell office:value-type="float" office:value="8781">
            <text:p>8781</text:p>
          </table:table-cell>
          <table:table-cell office:value-type="float" office:value="15495">
            <text:p>15495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ON</text:p>
          </table:table-cell>
          <table:table-cell office:value-type="string">
            <text:p>FD-41-Essex</text:p>
          </table:table-cell>
          <table:table-cell office:value-type="string">
            <text:p>Jeff Watson</text:p>
          </table:table-cell>
          <table:table-cell office:value-type="float" office:value="6789">
            <text:p>6789</text:p>
          </table:table-cell>
          <table:table-cell office:value-type="float" office:value="18538">
            <text:p>18538</text:p>
          </table:table-cell>
          <table:table-cell office:value-type="float" office:value="25327">
            <text:p>25327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ON</text:p>
          </table:table-cell>
          <table:table-cell office:value-type="string">
            <text:p>FD-41-Oshawa</text:p>
          </table:table-cell>
          <table:table-cell office:value-type="string">
            <text:p>Colin Carrie</text:p>
          </table:table-cell>
          <table:table-cell office:value-type="float" office:value="6822">
            <text:p>6822</text:p>
          </table:table-cell>
          <table:table-cell office:value-type="float" office:value="19212">
            <text:p>19212</text:p>
          </table:table-cell>
          <table:table-cell office:value-type="float" office:value="26034">
            <text:p>26034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NB</text:p>
          </table:table-cell>
          <table:table-cell office:value-type="string">
            <text:p>FD-41-Beauséjour</text:p>
          </table:table-cell>
          <table:table-cell office:value-type="string">
            <text:p>Dominic LeBlanc</text:p>
          </table:table-cell>
          <table:table-cell office:value-type="float" office:value="7002">
            <text:p>7002</text:p>
          </table:table-cell>
          <table:table-cell office:value-type="float" office:value="10397">
            <text:p>10397</text:p>
          </table:table-cell>
          <table:table-cell office:value-type="float" office:value="17399">
            <text:p>17399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AB</text:p>
          </table:table-cell>
          <table:table-cell office:value-type="string">
            <text:p>FD-41-Edmonton East</text:p>
          </table:table-cell>
          <table:table-cell office:value-type="string">
            <text:p>Peter Goldring</text:p>
          </table:table-cell>
          <table:table-cell office:value-type="float" office:value="7033">
            <text:p>7033</text:p>
          </table:table-cell>
          <table:table-cell office:value-type="float" office:value="17078">
            <text:p>17078</text:p>
          </table:table-cell>
          <table:table-cell office:value-type="float" office:value="24111">
            <text:p>2411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NB</text:p>
          </table:table-cell>
          <table:table-cell office:value-type="string">
            <text:p>FD-41-Saint John</text:p>
          </table:table-cell>
          <table:table-cell office:value-type="string">
            <text:p>Rodney Weston</text:p>
          </table:table-cell>
          <table:table-cell office:value-type="float" office:value="7074">
            <text:p>7074</text:p>
          </table:table-cell>
          <table:table-cell office:value-type="float" office:value="11382">
            <text:p>11382</text:p>
          </table:table-cell>
          <table:table-cell office:value-type="float" office:value="18456">
            <text:p>18456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QC</text:p>
          </table:table-cell>
          <table:table-cell office:value-type="string">
            <text:p>FD-41-Roberval--Lac-Saint-Jean</text:p>
          </table:table-cell>
          <table:table-cell office:value-type="string">
            <text:p>Denis Lebel</text:p>
          </table:table-cell>
          <table:table-cell office:value-type="float" office:value="7256">
            <text:p>7256</text:p>
          </table:table-cell>
          <table:table-cell office:value-type="float" office:value="11182">
            <text:p>11182</text:p>
          </table:table-cell>
          <table:table-cell office:value-type="float" office:value="18438">
            <text:p>18438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BC</text:p>
          </table:table-cell>
          <table:table-cell office:value-type="string">
            <text:p>FD-41-Fleetwood--Port Kells</text:p>
          </table:table-cell>
          <table:table-cell office:value-type="string">
            <text:p>Nina Grewal</text:p>
          </table:table-cell>
          <table:table-cell office:value-type="float" office:value="7417">
            <text:p>7417</text:p>
          </table:table-cell>
          <table:table-cell office:value-type="float" office:value="16533">
            <text:p>16533</text:p>
          </table:table-cell>
          <table:table-cell office:value-type="float" office:value="23950">
            <text:p>23950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K</text:p>
          </table:table-cell>
          <table:table-cell office:value-type="string">
            <text:p>FD-41-Blackstrap</text:p>
          </table:table-cell>
          <table:table-cell office:value-type="string">
            <text:p>Lynne Yelich</text:p>
          </table:table-cell>
          <table:table-cell office:value-type="float" office:value="7511">
            <text:p>7511</text:p>
          </table:table-cell>
          <table:table-cell office:value-type="float" office:value="15769">
            <text:p>15769</text:p>
          </table:table-cell>
          <table:table-cell office:value-type="float" office:value="23280">
            <text:p>23280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</text:p>
          </table:table-cell>
          <table:table-cell office:value-type="string">
            <text:p>FD-41-Winnipeg South Centre</text:p>
          </table:table-cell>
          <table:table-cell office:value-type="string">
            <text:p>Joyce Bateman</text:p>
          </table:table-cell>
          <table:table-cell office:value-type="float" office:value="7561">
            <text:p>7561</text:p>
          </table:table-cell>
          <table:table-cell office:value-type="float" office:value="7945">
            <text:p>7945</text:p>
          </table:table-cell>
          <table:table-cell office:value-type="float" office:value="15506">
            <text:p>15506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NB</text:p>
          </table:table-cell>
          <table:table-cell office:value-type="string">
            <text:p>FD-41-Madawaska--Restigouche</text:p>
          </table:table-cell>
          <table:table-cell office:value-type="string">
            <text:p>Bernard Valcourt</text:p>
          </table:table-cell>
          <table:table-cell office:value-type="float" office:value="7662">
            <text:p>7662</text:p>
          </table:table-cell>
          <table:table-cell office:value-type="float" office:value="6562">
            <text:p>6562</text:p>
          </table:table-cell>
          <table:table-cell office:value-type="float" office:value="14224">
            <text:p>14224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PE</text:p>
          </table:table-cell>
          <table:table-cell office:value-type="string">
            <text:p>FD-41-Egmont</text:p>
          </table:table-cell>
          <table:table-cell office:value-type="string">
            <text:p>Gail Shea</text:p>
          </table:table-cell>
          <table:table-cell office:value-type="float" office:value="8098">
            <text:p>8098</text:p>
          </table:table-cell>
          <table:table-cell office:value-type="float" office:value="2369">
            <text:p>2369</text:p>
          </table:table-cell>
          <table:table-cell office:value-type="float" office:value="10467">
            <text:p>10467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SK</text:p>
          </table:table-cell>
          <table:table-cell office:value-type="string">
            <text:p>FD-41-Wascana</text:p>
          </table:table-cell>
          <table:table-cell office:value-type="string">
            <text:p>Ralph Goodale</text:p>
          </table:table-cell>
          <table:table-cell office:value-type="float" office:value="8142">
            <text:p>8142</text:p>
          </table:table-cell>
          <table:table-cell office:value-type="float" office:value="7681">
            <text:p>7681</text:p>
          </table:table-cell>
          <table:table-cell office:value-type="float" office:value="15823">
            <text:p>15823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PE</text:p>
          </table:table-cell>
          <table:table-cell office:value-type="string">
            <text:p>FD-41-Cardigan</text:p>
          </table:table-cell>
          <table:table-cell office:value-type="string">
            <text:p>Lawrence MacAulay</text:p>
          </table:table-cell>
          <table:table-cell office:value-type="float" office:value="8322">
            <text:p>8322</text:p>
          </table:table-cell>
          <table:table-cell office:value-type="float" office:value="2164">
            <text:p>2164</text:p>
          </table:table-cell>
          <table:table-cell office:value-type="float" office:value="10486">
            <text:p>10486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NL</text:p>
          </table:table-cell>
          <table:table-cell office:value-type="string">
            <text:p>FD-41-Random--Burin--St. George's</text:p>
          </table:table-cell>
          <table:table-cell office:value-type="string">
            <text:p>Judy Foote</text:p>
          </table:table-cell>
          <table:table-cell office:value-type="float" office:value="8449">
            <text:p>8449</text:p>
          </table:table-cell>
          <table:table-cell office:value-type="float" office:value="4465">
            <text:p>4465</text:p>
          </table:table-cell>
          <table:table-cell office:value-type="float" office:value="12914">
            <text:p>12914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BC</text:p>
          </table:table-cell>
          <table:table-cell office:value-type="string">
            <text:p>FD-41-Kamloops--Thompson--Cariboo</text:p>
          </table:table-cell>
          <table:table-cell office:value-type="string">
            <text:p>Cathy McLeod</text:p>
          </table:table-cell>
          <table:table-cell office:value-type="float" office:value="8699">
            <text:p>8699</text:p>
          </table:table-cell>
          <table:table-cell office:value-type="float" office:value="20983">
            <text:p>20983</text:p>
          </table:table-cell>
          <table:table-cell office:value-type="float" office:value="29682">
            <text:p>29682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NB</text:p>
          </table:table-cell>
          <table:table-cell office:value-type="string">
            <text:p>FD-41-Miramichi</text:p>
          </table:table-cell>
          <table:table-cell office:value-type="string">
            <text:p>Tilly O'Neill Gordon</text:p>
          </table:table-cell>
          <table:table-cell office:value-type="float" office:value="9015">
            <text:p>9015</text:p>
          </table:table-cell>
          <table:table-cell office:value-type="float" office:value="7097">
            <text:p>7097</text:p>
          </table:table-cell>
          <table:table-cell office:value-type="float" office:value="16112">
            <text:p>16112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QC</text:p>
          </table:table-cell>
          <table:table-cell office:value-type="string">
            <text:p>FD-41-Mount Royal</text:p>
          </table:table-cell>
          <table:table-cell office:value-type="string">
            <text:p>Irwin Cotler</text:p>
          </table:table-cell>
          <table:table-cell office:value-type="float" office:value="9188">
            <text:p>9188</text:p>
          </table:table-cell>
          <table:table-cell office:value-type="float" office:value="6963">
            <text:p>6963</text:p>
          </table:table-cell>
          <table:table-cell office:value-type="float" office:value="16151">
            <text:p>16151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SK</text:p>
          </table:table-cell>
          <table:table-cell office:value-type="string">
            <text:p>FD-41-Prince Albert</text:p>
          </table:table-cell>
          <table:table-cell office:value-type="string">
            <text:p>Randy Hoback</text:p>
          </table:table-cell>
          <table:table-cell office:value-type="float" office:value="9373">
            <text:p>9373</text:p>
          </table:table-cell>
          <table:table-cell office:value-type="float" office:value="9841">
            <text:p>9841</text:p>
          </table:table-cell>
          <table:table-cell office:value-type="float" office:value="19214">
            <text:p>19214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BC</text:p>
          </table:table-cell>
          <table:table-cell office:value-type="string">
            <text:p>FD-41-Kootenay--Columbia</text:p>
          </table:table-cell>
          <table:table-cell office:value-type="string">
            <text:p>David Wilks</text:p>
          </table:table-cell>
          <table:table-cell office:value-type="float" office:value="9711">
            <text:p>9711</text:p>
          </table:table-cell>
          <table:table-cell office:value-type="float" office:value="14199">
            <text:p>14199</text:p>
          </table:table-cell>
          <table:table-cell office:value-type="float" office:value="23910">
            <text:p>23910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SK</text:p>
          </table:table-cell>
          <table:table-cell office:value-type="string">
            <text:p>FD-41-Saskatoon--Wanuskewin</text:p>
          </table:table-cell>
          <table:table-cell office:value-type="string">
            <text:p>Maurice Vellacott</text:p>
          </table:table-cell>
          <table:table-cell office:value-type="float" office:value="9788">
            <text:p>9788</text:p>
          </table:table-cell>
          <table:table-cell office:value-type="float" office:value="11395">
            <text:p>11395</text:p>
          </table:table-cell>
          <table:table-cell office:value-type="float" office:value="21183">
            <text:p>21183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ON</text:p>
          </table:table-cell>
          <table:table-cell office:value-type="string">
            <text:p>FD-41-Mississauga East--Cooksville</text:p>
          </table:table-cell>
          <table:table-cell office:value-type="string">
            <text:p>Wladyslaw Lizon</text:p>
          </table:table-cell>
          <table:table-cell office:value-type="float" office:value="9960">
            <text:p>9960</text:p>
          </table:table-cell>
          <table:table-cell office:value-type="float" office:value="8836">
            <text:p>8836</text:p>
          </table:table-cell>
          <table:table-cell office:value-type="float" office:value="18796">
            <text:p>18796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BC</text:p>
          </table:table-cell>
          <table:table-cell office:value-type="string">
            <text:p>FD-41-Pitt Meadows--Maple Ridge--Mission</text:p>
          </table:table-cell>
          <table:table-cell office:value-type="string">
            <text:p>Randy Kamp</text:p>
          </table:table-cell>
          <table:table-cell office:value-type="float" office:value="9968">
            <text:p>9968</text:p>
          </table:table-cell>
          <table:table-cell office:value-type="float" office:value="18835">
            <text:p>18835</text:p>
          </table:table-cell>
          <table:table-cell office:value-type="float" office:value="28803">
            <text:p>28803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QC</text:p>
          </table:table-cell>
          <table:table-cell office:value-type="string">
            <text:p>FD-41-Mégantic--L'Érable</text:p>
          </table:table-cell>
          <table:table-cell office:value-type="string">
            <text:p>Christian Paradis</text:p>
          </table:table-cell>
          <table:table-cell office:value-type="float" office:value="10215">
            <text:p>10215</text:p>
          </table:table-cell>
          <table:table-cell office:value-type="float" office:value="11716">
            <text:p>11716</text:p>
          </table:table-cell>
          <table:table-cell office:value-type="float" office:value="21931">
            <text:p>21931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ON</text:p>
          </table:table-cell>
          <table:table-cell office:value-type="string">
            <text:p>FD-41-Pickering--Scarborough East</text:p>
          </table:table-cell>
          <table:table-cell office:value-type="string">
            <text:p>Corneliu Chisu</text:p>
          </table:table-cell>
          <table:table-cell office:value-type="float" office:value="10288">
            <text:p>10288</text:p>
          </table:table-cell>
          <table:table-cell office:value-type="float" office:value="8932">
            <text:p>8932</text:p>
          </table:table-cell>
          <table:table-cell office:value-type="float" office:value="19220">
            <text:p>19220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ON</text:p>
          </table:table-cell>
          <table:table-cell office:value-type="string">
            <text:p>FD-41-Kitchener Centre</text:p>
          </table:table-cell>
          <table:table-cell office:value-type="string">
            <text:p>Stephen Woodworth</text:p>
          </table:table-cell>
          <table:table-cell office:value-type="float" office:value="10377">
            <text:p>10377</text:p>
          </table:table-cell>
          <table:table-cell office:value-type="float" office:value="10742">
            <text:p>10742</text:p>
          </table:table-cell>
          <table:table-cell office:value-type="float" office:value="21119">
            <text:p>21119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NB</text:p>
          </table:table-cell>
          <table:table-cell office:value-type="string">
            <text:p>FD-41-New Brunswick Southwest</text:p>
          </table:table-cell>
          <table:table-cell office:value-type="string">
            <text:p>John Williamson</text:p>
          </table:table-cell>
          <table:table-cell office:value-type="float" office:value="10653">
            <text:p>10653</text:p>
          </table:table-cell>
          <table:table-cell office:value-type="float" office:value="7413">
            <text:p>7413</text:p>
          </table:table-cell>
          <table:table-cell office:value-type="float" office:value="18066">
            <text:p>18066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NL</text:p>
          </table:table-cell>
          <table:table-cell office:value-type="string">
            <text:p>FD-41-Avalon</text:p>
          </table:table-cell>
          <table:table-cell office:value-type="string">
            <text:p>Scott Andrews</text:p>
          </table:table-cell>
          <table:table-cell office:value-type="float" office:value="10851">
            <text:p>10851</text:p>
          </table:table-cell>
          <table:table-cell office:value-type="float" office:value="5157">
            <text:p>5157</text:p>
          </table:table-cell>
          <table:table-cell office:value-type="float" office:value="16008">
            <text:p>16008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</text:p>
          </table:table-cell>
          <table:table-cell office:value-type="string">
            <text:p>FD-41-Dauphin--Swan River--Marquette</text:p>
          </table:table-cell>
          <table:table-cell office:value-type="string">
            <text:p>Robert Sopuck</text:p>
          </table:table-cell>
          <table:table-cell office:value-type="float" office:value="10886">
            <text:p>10886</text:p>
          </table:table-cell>
          <table:table-cell office:value-type="float" office:value="7657">
            <text:p>7657</text:p>
          </table:table-cell>
          <table:table-cell office:value-type="float" office:value="18543">
            <text:p>18543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</text:p>
          </table:table-cell>
          <table:table-cell office:value-type="string">
            <text:p>FD-41-Kildonan--St. Paul</text:p>
          </table:table-cell>
          <table:table-cell office:value-type="string">
            <text:p>Joy Smith</text:p>
          </table:table-cell>
          <table:table-cell office:value-type="float" office:value="10943">
            <text:p>10943</text:p>
          </table:table-cell>
          <table:table-cell office:value-type="float" office:value="11727">
            <text:p>11727</text:p>
          </table:table-cell>
          <table:table-cell office:value-type="float" office:value="22670">
            <text:p>2267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NB</text:p>
          </table:table-cell>
          <table:table-cell office:value-type="string">
            <text:p>FD-41-Fredericton</text:p>
          </table:table-cell>
          <table:table-cell office:value-type="string">
            <text:p>Keith Ashfield</text:p>
          </table:table-cell>
          <table:table-cell office:value-type="float" office:value="10947">
            <text:p>10947</text:p>
          </table:table-cell>
          <table:table-cell office:value-type="float" office:value="10626">
            <text:p>10626</text:p>
          </table:table-cell>
          <table:table-cell office:value-type="float" office:value="21573">
            <text:p>21573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ON</text:p>
          </table:table-cell>
          <table:table-cell office:value-type="string">
            <text:p>FD-41-Etobicoke--Lakeshore</text:p>
          </table:table-cell>
          <table:table-cell office:value-type="string">
            <text:p>Bernard Trottier</text:p>
          </table:table-cell>
          <table:table-cell office:value-type="float" office:value="10951">
            <text:p>10951</text:p>
          </table:table-cell>
          <table:table-cell office:value-type="float" office:value="11046">
            <text:p>11046</text:p>
          </table:table-cell>
          <table:table-cell office:value-type="float" office:value="21997">
            <text:p>21997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BC</text:p>
          </table:table-cell>
          <table:table-cell office:value-type="string">
            <text:p>FD-41-Vancouver South</text:p>
          </table:table-cell>
          <table:table-cell office:value-type="string">
            <text:p>Wai Young</text:p>
          </table:table-cell>
          <table:table-cell office:value-type="float" office:value="10952">
            <text:p>10952</text:p>
          </table:table-cell>
          <table:table-cell office:value-type="float" office:value="8552">
            <text:p>8552</text:p>
          </table:table-cell>
          <table:table-cell office:value-type="float" office:value="19504">
            <text:p>19504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QC</text:p>
          </table:table-cell>
          <table:table-cell office:value-type="string">
            <text:p>FD-41-Beauce</text:p>
          </table:table-cell>
          <table:table-cell office:value-type="string">
            <text:p>Maxime Bernier</text:p>
          </table:table-cell>
          <table:table-cell office:value-type="float" office:value="10968">
            <text:p>10968</text:p>
          </table:table-cell>
          <table:table-cell office:value-type="float" office:value="15831">
            <text:p>15831</text:p>
          </table:table-cell>
          <table:table-cell office:value-type="float" office:value="26799">
            <text:p>26799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ON</text:p>
          </table:table-cell>
          <table:table-cell office:value-type="string">
            <text:p>FD-41-Scarborough--Agincourt</text:p>
          </table:table-cell>
          <table:table-cell office:value-type="string">
            <text:p>Jim Karygiannis</text:p>
          </table:table-cell>
          <table:table-cell office:value-type="float" office:value="11122">
            <text:p>11122</text:p>
          </table:table-cell>
          <table:table-cell office:value-type="float" office:value="7376">
            <text:p>7376</text:p>
          </table:table-cell>
          <table:table-cell office:value-type="float" office:value="18498">
            <text:p>18498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AB</text:p>
          </table:table-cell>
          <table:table-cell office:value-type="string">
            <text:p>FD-41-Edmonton Centre</text:p>
          </table:table-cell>
          <table:table-cell office:value-type="string">
            <text:p>Laurie Hawn</text:p>
          </table:table-cell>
          <table:table-cell office:value-type="float" office:value="11145">
            <text:p>11145</text:p>
          </table:table-cell>
          <table:table-cell office:value-type="float" office:value="12480">
            <text:p>12480</text:p>
          </table:table-cell>
          <table:table-cell office:value-type="float" office:value="23625">
            <text:p>23625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ON</text:p>
          </table:table-cell>
          <table:table-cell office:value-type="string">
            <text:p>FD-41-Sarnia--Lambton</text:p>
          </table:table-cell>
          <table:table-cell office:value-type="string">
            <text:p>Pat Davidson</text:p>
          </table:table-cell>
          <table:table-cell office:value-type="float" office:value="11256">
            <text:p>11256</text:p>
          </table:table-cell>
          <table:table-cell office:value-type="float" office:value="14856">
            <text:p>14856</text:p>
          </table:table-cell>
          <table:table-cell office:value-type="float" office:value="26112">
            <text:p>26112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BC</text:p>
          </table:table-cell>
          <table:table-cell office:value-type="string">
            <text:p>FD-41-Cariboo--Prince George</text:p>
          </table:table-cell>
          <table:table-cell office:value-type="string">
            <text:p>Dick Harris</text:p>
          </table:table-cell>
          <table:table-cell office:value-type="float" office:value="11308">
            <text:p>11308</text:p>
          </table:table-cell>
          <table:table-cell office:value-type="float" office:value="13135">
            <text:p>13135</text:p>
          </table:table-cell>
          <table:table-cell office:value-type="float" office:value="24443">
            <text:p>24443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NB</text:p>
          </table:table-cell>
          <table:table-cell office:value-type="string">
            <text:p>FD-41-Fundy Royal</text:p>
          </table:table-cell>
          <table:table-cell office:value-type="string">
            <text:p>Rob Moore</text:p>
          </table:table-cell>
          <table:table-cell office:value-type="float" office:value="11361">
            <text:p>11361</text:p>
          </table:table-cell>
          <table:table-cell office:value-type="float" office:value="9845">
            <text:p>9845</text:p>
          </table:table-cell>
          <table:table-cell office:value-type="float" office:value="21206">
            <text:p>21206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K</text:p>
          </table:table-cell>
          <table:table-cell office:value-type="string">
            <text:p>FD-41-Battlefords--Lloydminster</text:p>
          </table:table-cell>
          <table:table-cell office:value-type="string">
            <text:p>Gerry Ritz</text:p>
          </table:table-cell>
          <table:table-cell office:value-type="float" office:value="11436">
            <text:p>11436</text:p>
          </table:table-cell>
          <table:table-cell office:value-type="float" office:value="7767">
            <text:p>7767</text:p>
          </table:table-cell>
          <table:table-cell office:value-type="float" office:value="19203">
            <text:p>19203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ON</text:p>
          </table:table-cell>
          <table:table-cell office:value-type="string">
            <text:p>FD-41-London West</text:p>
          </table:table-cell>
          <table:table-cell office:value-type="string">
            <text:p>Ed Holder</text:p>
          </table:table-cell>
          <table:table-cell office:value-type="float" office:value="11566">
            <text:p>11566</text:p>
          </table:table-cell>
          <table:table-cell office:value-type="float" office:value="16109">
            <text:p>16109</text:p>
          </table:table-cell>
          <table:table-cell office:value-type="float" office:value="27675">
            <text:p>27675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ON</text:p>
          </table:table-cell>
          <table:table-cell office:value-type="string">
            <text:p>FD-41-Brant</text:p>
          </table:table-cell>
          <table:table-cell office:value-type="string">
            <text:p>Phil McColeman</text:p>
          </table:table-cell>
          <table:table-cell office:value-type="float" office:value="11694">
            <text:p>11694</text:p>
          </table:table-cell>
          <table:table-cell office:value-type="float" office:value="16351">
            <text:p>16351</text:p>
          </table:table-cell>
          <table:table-cell office:value-type="float" office:value="28045">
            <text:p>28045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NS</text:p>
          </table:table-cell>
          <table:table-cell office:value-type="string">
            <text:p>FD-41-Cumberland--Colchester--Musquodoboit Valley</text:p>
          </table:table-cell>
          <table:table-cell office:value-type="string">
            <text:p>Scott Armstrong</text:p>
          </table:table-cell>
          <table:table-cell office:value-type="float" office:value="11719">
            <text:p>11719</text:p>
          </table:table-cell>
          <table:table-cell office:value-type="float" office:value="9322">
            <text:p>9322</text:p>
          </table:table-cell>
          <table:table-cell office:value-type="float" office:value="21041">
            <text:p>2104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ON</text:p>
          </table:table-cell>
          <table:table-cell office:value-type="string">
            <text:p>FD-41-Chatham-Kent--Essex</text:p>
          </table:table-cell>
          <table:table-cell office:value-type="string">
            <text:p>Dave Van Kesteren</text:p>
          </table:table-cell>
          <table:table-cell office:value-type="float" office:value="11911">
            <text:p>11911</text:p>
          </table:table-cell>
          <table:table-cell office:value-type="float" office:value="11449">
            <text:p>11449</text:p>
          </table:table-cell>
          <table:table-cell office:value-type="float" office:value="23360">
            <text:p>23360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NS</text:p>
          </table:table-cell>
          <table:table-cell office:value-type="string">
            <text:p>FD-41-Central Nova</text:p>
          </table:table-cell>
          <table:table-cell office:value-type="string">
            <text:p>Peter G. MacKay</text:p>
          </table:table-cell>
          <table:table-cell office:value-type="float" office:value="12181">
            <text:p>12181</text:p>
          </table:table-cell>
          <table:table-cell office:value-type="float" office:value="9412">
            <text:p>9412</text:p>
          </table:table-cell>
          <table:table-cell office:value-type="float" office:value="21593">
            <text:p>21593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NL</text:p>
          </table:table-cell>
          <table:table-cell office:value-type="string">
            <text:p>FD-41-Humber--St. Barbe--Baie Verte</text:p>
          </table:table-cell>
          <table:table-cell office:value-type="string">
            <text:p>Gerry Byrne</text:p>
          </table:table-cell>
          <table:table-cell office:value-type="float" office:value="12368">
            <text:p>12368</text:p>
          </table:table-cell>
          <table:table-cell office:value-type="float" office:value="4751">
            <text:p>4751</text:p>
          </table:table-cell>
          <table:table-cell office:value-type="float" office:value="17119">
            <text:p>17119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ON</text:p>
          </table:table-cell>
          <table:table-cell office:value-type="string">
            <text:p>FD-41-Willowdale</text:p>
          </table:table-cell>
          <table:table-cell office:value-type="string">
            <text:p>Chungsen Leung</text:p>
          </table:table-cell>
          <table:table-cell office:value-type="float" office:value="12430">
            <text:p>12430</text:p>
          </table:table-cell>
          <table:table-cell office:value-type="float" office:value="9777">
            <text:p>9777</text:p>
          </table:table-cell>
          <table:table-cell office:value-type="float" office:value="22207">
            <text:p>22207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BC</text:p>
          </table:table-cell>
          <table:table-cell office:value-type="string">
            <text:p>FD-41-Port Moody--Westwood--Port Coquitlam</text:p>
          </table:table-cell>
          <table:table-cell office:value-type="string">
            <text:p>James Moore</text:p>
          </table:table-cell>
          <table:table-cell office:value-type="float" office:value="12581">
            <text:p>12581</text:p>
          </table:table-cell>
          <table:table-cell office:value-type="float" office:value="14600">
            <text:p>14600</text:p>
          </table:table-cell>
          <table:table-cell office:value-type="float" office:value="27181">
            <text:p>27181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</text:p>
          </table:table-cell>
          <table:table-cell office:value-type="string">
            <text:p>FD-41-Brandon--Souris</text:p>
          </table:table-cell>
          <table:table-cell office:value-type="string">
            <text:p>Merv Tweed</text:p>
          </table:table-cell>
          <table:table-cell office:value-type="float" office:value="13541">
            <text:p>13541</text:p>
          </table:table-cell>
          <table:table-cell office:value-type="float" office:value="8845">
            <text:p>8845</text:p>
          </table:table-cell>
          <table:table-cell office:value-type="float" office:value="22386">
            <text:p>22386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ON</text:p>
          </table:table-cell>
          <table:table-cell office:value-type="string">
            <text:p>FD-41-St. Catharines</text:p>
          </table:table-cell>
          <table:table-cell office:value-type="string">
            <text:p>Rick Dykstra</text:p>
          </table:table-cell>
          <table:table-cell office:value-type="float" office:value="13598">
            <text:p>13598</text:p>
          </table:table-cell>
          <table:table-cell office:value-type="float" office:value="11973">
            <text:p>11973</text:p>
          </table:table-cell>
          <table:table-cell office:value-type="float" office:value="25571">
            <text:p>25571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ON</text:p>
          </table:table-cell>
          <table:table-cell office:value-type="string">
            <text:p>FD-41-Richmond Hill</text:p>
          </table:table-cell>
          <table:table-cell office:value-type="string">
            <text:p>Costas Menegakis</text:p>
          </table:table-cell>
          <table:table-cell office:value-type="float" office:value="13645">
            <text:p>13645</text:p>
          </table:table-cell>
          <table:table-cell office:value-type="float" office:value="8433">
            <text:p>8433</text:p>
          </table:table-cell>
          <table:table-cell office:value-type="float" office:value="22078">
            <text:p>22078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NL</text:p>
          </table:table-cell>
          <table:table-cell office:value-type="string">
            <text:p>FD-41-Bonavista--Gander--Grand Falls--Windsor</text:p>
          </table:table-cell>
          <table:table-cell office:value-type="string">
            <text:p>Scott Simms</text:p>
          </table:table-cell>
          <table:table-cell office:value-type="float" office:value="13671">
            <text:p>13671</text:p>
          </table:table-cell>
          <table:table-cell office:value-type="float" office:value="4306">
            <text:p>4306</text:p>
          </table:table-cell>
          <table:table-cell office:value-type="float" office:value="17977">
            <text:p>17977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ON</text:p>
          </table:table-cell>
          <table:table-cell office:value-type="string">
            <text:p>FD-41-York Centre</text:p>
          </table:table-cell>
          <table:table-cell office:value-type="string">
            <text:p>Mark Adler</text:p>
          </table:table-cell>
          <table:table-cell office:value-type="float" office:value="13700">
            <text:p>13700</text:p>
          </table:table-cell>
          <table:table-cell office:value-type="float" office:value="6656">
            <text:p>6656</text:p>
          </table:table-cell>
          <table:table-cell office:value-type="float" office:value="20356">
            <text:p>20356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BC</text:p>
          </table:table-cell>
          <table:table-cell office:value-type="string">
            <text:p>FD-41-West Vancouver--Sunshine Coast--Sea to Sky Country</text:p>
          </table:table-cell>
          <table:table-cell office:value-type="string">
            <text:p>John Dunbar Weston</text:p>
          </table:table-cell>
          <table:table-cell office:value-type="float" office:value="13786">
            <text:p>13786</text:p>
          </table:table-cell>
          <table:table-cell office:value-type="float" office:value="14828">
            <text:p>14828</text:p>
          </table:table-cell>
          <table:table-cell office:value-type="float" office:value="28614">
            <text:p>28614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ON</text:p>
          </table:table-cell>
          <table:table-cell office:value-type="string">
            <text:p>FD-41-Etobicoke Centre</text:p>
          </table:table-cell>
          <table:table-cell office:value-type="string">
            <text:p>Ted Opitz</text:p>
          </table:table-cell>
          <table:table-cell office:value-type="float" office:value="13909">
            <text:p>13909</text:p>
          </table:table-cell>
          <table:table-cell office:value-type="float" office:value="7735">
            <text:p>7735</text:p>
          </table:table-cell>
          <table:table-cell office:value-type="float" office:value="21644">
            <text:p>21644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BC</text:p>
          </table:table-cell>
          <table:table-cell office:value-type="string">
            <text:p>FD-41-Prince George--Peace River</text:p>
          </table:table-cell>
          <table:table-cell office:value-type="string">
            <text:p>Bob Zimmer</text:p>
          </table:table-cell>
          <table:table-cell office:value-type="float" office:value="14070">
            <text:p>14070</text:p>
          </table:table-cell>
          <table:table-cell office:value-type="float" office:value="9876">
            <text:p>9876</text:p>
          </table:table-cell>
          <table:table-cell office:value-type="float" office:value="23946">
            <text:p>23946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ON</text:p>
          </table:table-cell>
          <table:table-cell office:value-type="string">
            <text:p>FD-41-Ottawa West--Nepean</text:p>
          </table:table-cell>
          <table:table-cell office:value-type="string">
            <text:p>John Baird</text:p>
          </table:table-cell>
          <table:table-cell office:value-type="float" office:value="14098">
            <text:p>14098</text:p>
          </table:table-cell>
          <table:table-cell office:value-type="float" office:value="11128">
            <text:p>11128</text:p>
          </table:table-cell>
          <table:table-cell office:value-type="float" office:value="25226">
            <text:p>25226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AB</text:p>
          </table:table-cell>
          <table:table-cell office:value-type="string">
            <text:p>FD-41-Lethbridge</text:p>
          </table:table-cell>
          <table:table-cell office:value-type="string">
            <text:p>Jim Hillyer</text:p>
          </table:table-cell>
          <table:table-cell office:value-type="float" office:value="14101">
            <text:p>14101</text:p>
          </table:table-cell>
          <table:table-cell office:value-type="float" office:value="13072">
            <text:p>13072</text:p>
          </table:table-cell>
          <table:table-cell office:value-type="float" office:value="27173">
            <text:p>27173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ON</text:p>
          </table:table-cell>
          <table:table-cell office:value-type="string">
            <text:p>FD-41-Cambridge</text:p>
          </table:table-cell>
          <table:table-cell office:value-type="string">
            <text:p>Gary Goodyear</text:p>
          </table:table-cell>
          <table:table-cell office:value-type="float" office:value="14156">
            <text:p>14156</text:p>
          </table:table-cell>
          <table:table-cell office:value-type="float" office:value="15238">
            <text:p>15238</text:p>
          </table:table-cell>
          <table:table-cell office:value-type="float" office:value="29394">
            <text:p>29394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ON</text:p>
          </table:table-cell>
          <table:table-cell office:value-type="string">
            <text:p>FD-41-Mississauga--Brampton South</text:p>
          </table:table-cell>
          <table:table-cell office:value-type="string">
            <text:p>Eve Adams</text:p>
          </table:table-cell>
          <table:table-cell office:value-type="float" office:value="14167">
            <text:p>14167</text:p>
          </table:table-cell>
          <table:table-cell office:value-type="float" office:value="9465">
            <text:p>9465</text:p>
          </table:table-cell>
          <table:table-cell office:value-type="float" office:value="23632">
            <text:p>23632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ON</text:p>
          </table:table-cell>
          <table:table-cell office:value-type="string">
            <text:p>FD-41-Mississauga--Streetsville</text:p>
          </table:table-cell>
          <table:table-cell office:value-type="string">
            <text:p>Brad Butt</text:p>
          </table:table-cell>
          <table:table-cell office:value-type="float" office:value="14270">
            <text:p>14270</text:p>
          </table:table-cell>
          <table:table-cell office:value-type="float" office:value="7834">
            <text:p>7834</text:p>
          </table:table-cell>
          <table:table-cell office:value-type="float" office:value="22104">
            <text:p>22104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SK</text:p>
          </table:table-cell>
          <table:table-cell office:value-type="string">
            <text:p>FD-41-Cypress Hills--Grasslands</text:p>
          </table:table-cell>
          <table:table-cell office:value-type="string">
            <text:p>David Anderson</text:p>
          </table:table-cell>
          <table:table-cell office:value-type="float" office:value="14307">
            <text:p>14307</text:p>
          </table:table-cell>
          <table:table-cell office:value-type="float" office:value="6248">
            <text:p>6248</text:p>
          </table:table-cell>
          <table:table-cell office:value-type="float" office:value="20555">
            <text:p>20555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NS</text:p>
          </table:table-cell>
          <table:table-cell office:value-type="string">
            <text:p>FD-41-West Nova</text:p>
          </table:table-cell>
          <table:table-cell office:value-type="string">
            <text:p>Greg Kerr</text:p>
          </table:table-cell>
          <table:table-cell office:value-type="float" office:value="14573">
            <text:p>14573</text:p>
          </table:table-cell>
          <table:table-cell office:value-type="float" office:value="5631">
            <text:p>5631</text:p>
          </table:table-cell>
          <table:table-cell office:value-type="float" office:value="20204">
            <text:p>20204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ON</text:p>
          </table:table-cell>
          <table:table-cell office:value-type="string">
            <text:p>FD-41-Brampton--Springdale</text:p>
          </table:table-cell>
          <table:table-cell office:value-type="string">
            <text:p>Parm Gill</text:p>
          </table:table-cell>
          <table:table-cell office:value-type="float" office:value="14596">
            <text:p>14596</text:p>
          </table:table-cell>
          <table:table-cell office:value-type="float" office:value="10022">
            <text:p>10022</text:p>
          </table:table-cell>
          <table:table-cell office:value-type="float" office:value="24618">
            <text:p>24618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ON</text:p>
          </table:table-cell>
          <table:table-cell office:value-type="string">
            <text:p>FD-41-Parry Sound--Muskoka</text:p>
          </table:table-cell>
          <table:table-cell office:value-type="string">
            <text:p>Tony Clement</text:p>
          </table:table-cell>
          <table:table-cell office:value-type="float" office:value="14647">
            <text:p>14647</text:p>
          </table:table-cell>
          <table:table-cell office:value-type="float" office:value="11217">
            <text:p>11217</text:p>
          </table:table-cell>
          <table:table-cell office:value-type="float" office:value="25864">
            <text:p>25864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ON</text:p>
          </table:table-cell>
          <table:table-cell office:value-type="string">
            <text:p>FD-41-Peterborough</text:p>
          </table:table-cell>
          <table:table-cell office:value-type="string">
            <text:p>Dean Del Mastro</text:p>
          </table:table-cell>
          <table:table-cell office:value-type="float" office:value="14670">
            <text:p>14670</text:p>
          </table:table-cell>
          <table:table-cell office:value-type="float" office:value="14723">
            <text:p>14723</text:p>
          </table:table-cell>
          <table:table-cell office:value-type="float" office:value="29393">
            <text:p>29393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NB</text:p>
          </table:table-cell>
          <table:table-cell office:value-type="string">
            <text:p>FD-41-Tobique--Mactaquac</text:p>
          </table:table-cell>
          <table:table-cell office:value-type="string">
            <text:p>Mike Allen</text:p>
          </table:table-cell>
          <table:table-cell office:value-type="float" office:value="14720">
            <text:p>14720</text:p>
          </table:table-cell>
          <table:table-cell office:value-type="float" office:value="6388">
            <text:p>6388</text:p>
          </table:table-cell>
          <table:table-cell office:value-type="float" office:value="21108">
            <text:p>21108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</text:p>
          </table:table-cell>
          <table:table-cell office:value-type="string">
            <text:p>FD-41-Saint Boniface</text:p>
          </table:table-cell>
          <table:table-cell office:value-type="string">
            <text:p>Shelly Glover</text:p>
          </table:table-cell>
          <table:table-cell office:value-type="float" office:value="14802">
            <text:p>14802</text:p>
          </table:table-cell>
          <table:table-cell office:value-type="float" office:value="6935">
            <text:p>6935</text:p>
          </table:table-cell>
          <table:table-cell office:value-type="float" office:value="21737">
            <text:p>21737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BC</text:p>
          </table:table-cell>
          <table:table-cell office:value-type="string">
            <text:p>FD-41-Delta--Richmond East</text:p>
          </table:table-cell>
          <table:table-cell office:value-type="string">
            <text:p>Kerry-Lynne Findlay</text:p>
          </table:table-cell>
          <table:table-cell office:value-type="float" office:value="14878">
            <text:p>14878</text:p>
          </table:table-cell>
          <table:table-cell office:value-type="float" office:value="11181">
            <text:p>11181</text:p>
          </table:table-cell>
          <table:table-cell office:value-type="float" office:value="26059">
            <text:p>26059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SK</text:p>
          </table:table-cell>
          <table:table-cell office:value-type="string">
            <text:p>FD-41-Yorkton--Melville</text:p>
          </table:table-cell>
          <table:table-cell office:value-type="string">
            <text:p>Garry Breitkreuz</text:p>
          </table:table-cell>
          <table:table-cell office:value-type="float" office:value="14975">
            <text:p>14975</text:p>
          </table:table-cell>
          <table:table-cell office:value-type="float" office:value="6931">
            <text:p>6931</text:p>
          </table:table-cell>
          <table:table-cell office:value-type="float" office:value="21906">
            <text:p>21906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</text:p>
          </table:table-cell>
          <table:table-cell office:value-type="string">
            <text:p>FD-41-Charleswood--St. James--Assiniboia</text:p>
          </table:table-cell>
          <table:table-cell office:value-type="string">
            <text:p>Steven Fletcher</text:p>
          </table:table-cell>
          <table:table-cell office:value-type="float" office:value="15130">
            <text:p>15130</text:p>
          </table:table-cell>
          <table:table-cell office:value-type="float" office:value="8134">
            <text:p>8134</text:p>
          </table:table-cell>
          <table:table-cell office:value-type="float" office:value="23264">
            <text:p>23264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ON</text:p>
          </table:table-cell>
          <table:table-cell office:value-type="string">
            <text:p>FD-41-Perth--Wellington</text:p>
          </table:table-cell>
          <table:table-cell office:value-type="string">
            <text:p>Gary Schellenberger</text:p>
          </table:table-cell>
          <table:table-cell office:value-type="float" office:value="15420">
            <text:p>15420</text:p>
          </table:table-cell>
          <table:table-cell office:value-type="float" office:value="9861">
            <text:p>9861</text:p>
          </table:table-cell>
          <table:table-cell office:value-type="float" office:value="25281">
            <text:p>25281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BC</text:p>
          </table:table-cell>
          <table:table-cell office:value-type="string">
            <text:p>FD-41-Chilliwack--Fraser Canyon</text:p>
          </table:table-cell>
          <table:table-cell office:value-type="string">
            <text:p>Mark Strahl</text:p>
          </table:table-cell>
          <table:table-cell office:value-type="float" office:value="15469">
            <text:p>15469</text:p>
          </table:table-cell>
          <table:table-cell office:value-type="float" office:value="12691">
            <text:p>12691</text:p>
          </table:table-cell>
          <table:table-cell office:value-type="float" office:value="28160">
            <text:p>28160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ON</text:p>
          </table:table-cell>
          <table:table-cell office:value-type="string">
            <text:p>FD-41-Haldimand--Norfolk</text:p>
          </table:table-cell>
          <table:table-cell office:value-type="string">
            <text:p>Diane Finley</text:p>
          </table:table-cell>
          <table:table-cell office:value-type="float" office:value="15593">
            <text:p>15593</text:p>
          </table:table-cell>
          <table:table-cell office:value-type="float" office:value="10062">
            <text:p>10062</text:p>
          </table:table-cell>
          <table:table-cell office:value-type="float" office:value="25655">
            <text:p>25655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BC</text:p>
          </table:table-cell>
          <table:table-cell office:value-type="string">
            <text:p>FD-41-Okanagan--Coquihalla</text:p>
          </table:table-cell>
          <table:table-cell office:value-type="string">
            <text:p>Dan Albas</text:p>
          </table:table-cell>
          <table:table-cell office:value-type="float" office:value="15672">
            <text:p>15672</text:p>
          </table:table-cell>
          <table:table-cell office:value-type="float" office:value="12853">
            <text:p>12853</text:p>
          </table:table-cell>
          <table:table-cell office:value-type="float" office:value="28525">
            <text:p>28525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ON</text:p>
          </table:table-cell>
          <table:table-cell office:value-type="string">
            <text:p>FD-41-Guelph</text:p>
          </table:table-cell>
          <table:table-cell office:value-type="string">
            <text:p>Frank Valeriote</text:p>
          </table:table-cell>
          <table:table-cell office:value-type="float" office:value="15708">
            <text:p>15708</text:p>
          </table:table-cell>
          <table:table-cell office:value-type="float" office:value="9880">
            <text:p>9880</text:p>
          </table:table-cell>
          <table:table-cell office:value-type="float" office:value="25588">
            <text:p>25588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ON</text:p>
          </table:table-cell>
          <table:table-cell office:value-type="string">
            <text:p>FD-41-Huron--Bruce</text:p>
          </table:table-cell>
          <table:table-cell office:value-type="string">
            <text:p>Ben Lobb</text:p>
          </table:table-cell>
          <table:table-cell office:value-type="float" office:value="15762">
            <text:p>15762</text:p>
          </table:table-cell>
          <table:table-cell office:value-type="float" office:value="13493">
            <text:p>13493</text:p>
          </table:table-cell>
          <table:table-cell office:value-type="float" office:value="29255">
            <text:p>29255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ON</text:p>
          </table:table-cell>
          <table:table-cell office:value-type="string">
            <text:p>FD-41-Oxford</text:p>
          </table:table-cell>
          <table:table-cell office:value-type="string">
            <text:p>Dave MacKenzie</text:p>
          </table:table-cell>
          <table:table-cell office:value-type="float" office:value="15809">
            <text:p>15809</text:p>
          </table:table-cell>
          <table:table-cell office:value-type="float" office:value="12164">
            <text:p>12164</text:p>
          </table:table-cell>
          <table:table-cell office:value-type="float" office:value="27973">
            <text:p>27973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</text:p>
          </table:table-cell>
          <table:table-cell office:value-type="string">
            <text:p>FD-41-Selkirk--Interlake</text:p>
          </table:table-cell>
          <table:table-cell office:value-type="string">
            <text:p>James Bezan</text:p>
          </table:table-cell>
          <table:table-cell office:value-type="float" office:value="15915">
            <text:p>15915</text:p>
          </table:table-cell>
          <table:table-cell office:value-type="float" office:value="10933">
            <text:p>10933</text:p>
          </table:table-cell>
          <table:table-cell office:value-type="float" office:value="26848">
            <text:p>26848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ON</text:p>
          </table:table-cell>
          <table:table-cell office:value-type="string">
            <text:p>FD-41-Niagara Falls</text:p>
          </table:table-cell>
          <table:table-cell office:value-type="string">
            <text:p>Rob Nicholson</text:p>
          </table:table-cell>
          <table:table-cell office:value-type="float" office:value="16067">
            <text:p>16067</text:p>
          </table:table-cell>
          <table:table-cell office:value-type="float" office:value="12681">
            <text:p>12681</text:p>
          </table:table-cell>
          <table:table-cell office:value-type="float" office:value="28748">
            <text:p>28748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ON</text:p>
          </table:table-cell>
          <table:table-cell office:value-type="string">
            <text:p>FD-41-Prince Edward--Hastings</text:p>
          </table:table-cell>
          <table:table-cell office:value-type="string">
            <text:p>Daryl Kramp</text:p>
          </table:table-cell>
          <table:table-cell office:value-type="float" office:value="16122">
            <text:p>16122</text:p>
          </table:table-cell>
          <table:table-cell office:value-type="float" office:value="12940">
            <text:p>12940</text:p>
          </table:table-cell>
          <table:table-cell office:value-type="float" office:value="29062">
            <text:p>29062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SK</text:p>
          </table:table-cell>
          <table:table-cell office:value-type="string">
            <text:p>FD-41-Souris--Moose Mountain</text:p>
          </table:table-cell>
          <table:table-cell office:value-type="string">
            <text:p>Ed Komarnicki</text:p>
          </table:table-cell>
          <table:table-cell office:value-type="float" office:value="16137">
            <text:p>16137</text:p>
          </table:table-cell>
          <table:table-cell office:value-type="float" office:value="5461">
            <text:p>5461</text:p>
          </table:table-cell>
          <table:table-cell office:value-type="float" office:value="21598">
            <text:p>21598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ON</text:p>
          </table:table-cell>
          <table:table-cell office:value-type="string">
            <text:p>FD-41-Kitchener--Waterloo</text:p>
          </table:table-cell>
          <table:table-cell office:value-type="string">
            <text:p>Peter Braid</text:p>
          </table:table-cell>
          <table:table-cell office:value-type="float" office:value="16433">
            <text:p>16433</text:p>
          </table:table-cell>
          <table:table-cell office:value-type="float" office:value="10606">
            <text:p>10606</text:p>
          </table:table-cell>
          <table:table-cell office:value-type="float" office:value="27039">
            <text:p>27039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BC</text:p>
          </table:table-cell>
          <table:table-cell office:value-type="string">
            <text:p>FD-41-Okanagan--Shuswap</text:p>
          </table:table-cell>
          <table:table-cell office:value-type="string">
            <text:p>Colin Mayes</text:p>
          </table:table-cell>
          <table:table-cell office:value-type="float" office:value="16484">
            <text:p>16484</text:p>
          </table:table-cell>
          <table:table-cell office:value-type="float" office:value="14955">
            <text:p>14955</text:p>
          </table:table-cell>
          <table:table-cell office:value-type="float" office:value="31439">
            <text:p>31439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ON</text:p>
          </table:table-cell>
          <table:table-cell office:value-type="string">
            <text:p>FD-41-Ajax--Pickering</text:p>
          </table:table-cell>
          <table:table-cell office:value-type="string">
            <text:p>Chris Alexander</text:p>
          </table:table-cell>
          <table:table-cell office:value-type="float" office:value="16527">
            <text:p>16527</text:p>
          </table:table-cell>
          <table:table-cell office:value-type="float" office:value="8270">
            <text:p>8270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ON</text:p>
          </table:table-cell>
          <table:table-cell office:value-type="string">
            <text:p>FD-41-Mississauga South</text:p>
          </table:table-cell>
          <table:table-cell office:value-type="string">
            <text:p>Stella Ambler</text:p>
          </table:table-cell>
          <table:table-cell office:value-type="float" office:value="16637">
            <text:p>16637</text:p>
          </table:table-cell>
          <table:table-cell office:value-type="float" office:value="6354">
            <text:p>6354</text:p>
          </table:table-cell>
          <table:table-cell office:value-type="float" office:value="22991">
            <text:p>22991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AB</text:p>
          </table:table-cell>
          <table:table-cell office:value-type="string">
            <text:p>FD-41-Edmonton--Sherwood Park</text:p>
          </table:table-cell>
          <table:table-cell office:value-type="string">
            <text:p>Tim Uppal</text:p>
          </table:table-cell>
          <table:table-cell office:value-type="float" office:value="16652">
            <text:p>16652</text:p>
          </table:table-cell>
          <table:table-cell office:value-type="float" office:value="7971">
            <text:p>7971</text:p>
          </table:table-cell>
          <table:table-cell office:value-type="float" office:value="24623">
            <text:p>24623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ON</text:p>
          </table:table-cell>
          <table:table-cell office:value-type="string">
            <text:p>FD-41-Don Valley West</text:p>
          </table:table-cell>
          <table:table-cell office:value-type="string">
            <text:p>John Carmichael</text:p>
          </table:table-cell>
          <table:table-cell office:value-type="float" office:value="16682">
            <text:p>16682</text:p>
          </table:table-cell>
          <table:table-cell office:value-type="float" office:value="6280">
            <text:p>6280</text:p>
          </table:table-cell>
          <table:table-cell office:value-type="float" office:value="22962">
            <text:p>22962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ON</text:p>
          </table:table-cell>
          <table:table-cell office:value-type="string">
            <text:p>FD-41-Elgin--Middlesex--London</text:p>
          </table:table-cell>
          <table:table-cell office:value-type="string">
            <text:p>Joe Preston</text:p>
          </table:table-cell>
          <table:table-cell office:value-type="float" office:value="16708">
            <text:p>16708</text:p>
          </table:table-cell>
          <table:table-cell office:value-type="float" office:value="12439">
            <text:p>12439</text:p>
          </table:table-cell>
          <table:table-cell office:value-type="float" office:value="29147">
            <text:p>29147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AB</text:p>
          </table:table-cell>
          <table:table-cell office:value-type="string">
            <text:p>FD-41-Edmonton--Mill Woods--Beaumont</text:p>
          </table:table-cell>
          <table:table-cell office:value-type="string">
            <text:p>Mike Lake</text:p>
          </table:table-cell>
          <table:table-cell office:value-type="float" office:value="16982">
            <text:p>16982</text:p>
          </table:table-cell>
          <table:table-cell office:value-type="float" office:value="10875">
            <text:p>10875</text:p>
          </table:table-cell>
          <table:table-cell office:value-type="float" office:value="27857">
            <text:p>27857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ON</text:p>
          </table:table-cell>
          <table:table-cell office:value-type="string">
            <text:p>FD-41-Eglinton--Lawrence</text:p>
          </table:table-cell>
          <table:table-cell office:value-type="string">
            <text:p>Joe Oliver</text:p>
          </table:table-cell>
          <table:table-cell office:value-type="float" office:value="17039">
            <text:p>17039</text:p>
          </table:table-cell>
          <table:table-cell office:value-type="float" office:value="5613">
            <text:p>5613</text:p>
          </table:table-cell>
          <table:table-cell office:value-type="float" office:value="22652">
            <text:p>22652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ON</text:p>
          </table:table-cell>
          <table:table-cell office:value-type="string">
            <text:p>FD-41-Brampton West</text:p>
          </table:table-cell>
          <table:table-cell office:value-type="string">
            <text:p>Kyle Seeback</text:p>
          </table:table-cell>
          <table:table-cell office:value-type="float" office:value="17095">
            <text:p>17095</text:p>
          </table:table-cell>
          <table:table-cell office:value-type="float" office:value="11225">
            <text:p>11225</text:p>
          </table:table-cell>
          <table:table-cell office:value-type="float" office:value="28320">
            <text:p>28320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</text:p>
          </table:table-cell>
          <table:table-cell office:value-type="string">
            <text:p>FD-41-Winnipeg South</text:p>
          </table:table-cell>
          <table:table-cell office:value-type="string">
            <text:p>Rod Bruinooge</text:p>
          </table:table-cell>
          <table:table-cell office:value-type="float" office:value="17147">
            <text:p>17147</text:p>
          </table:table-cell>
          <table:table-cell office:value-type="float" office:value="5693">
            <text:p>5693</text:p>
          </table:table-cell>
          <table:table-cell office:value-type="float" office:value="22840">
            <text:p>22840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ON</text:p>
          </table:table-cell>
          <table:table-cell office:value-type="string">
            <text:p>FD-41-Kitchener--Conestoga</text:p>
          </table:table-cell>
          <table:table-cell office:value-type="string">
            <text:p>Harold Albrecht</text:p>
          </table:table-cell>
          <table:table-cell office:value-type="float" office:value="17237">
            <text:p>17237</text:p>
          </table:table-cell>
          <table:table-cell office:value-type="float" office:value="11665">
            <text:p>11665</text:p>
          </table:table-cell>
          <table:table-cell office:value-type="float" office:value="28902">
            <text:p>28902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ON</text:p>
          </table:table-cell>
          <table:table-cell office:value-type="string">
            <text:p>FD-41-Lambton--Kent--Middlesex</text:p>
          </table:table-cell>
          <table:table-cell office:value-type="string">
            <text:p>Bev Shipley</text:p>
          </table:table-cell>
          <table:table-cell office:value-type="float" office:value="17247">
            <text:p>17247</text:p>
          </table:table-cell>
          <table:table-cell office:value-type="float" office:value="12299">
            <text:p>12299</text:p>
          </table:table-cell>
          <table:table-cell office:value-type="float" office:value="29546">
            <text:p>29546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BC</text:p>
          </table:table-cell>
          <table:table-cell office:value-type="string">
            <text:p>FD-41-Richmond</text:p>
          </table:table-cell>
          <table:table-cell office:value-type="string">
            <text:p>Alice Wong</text:p>
          </table:table-cell>
          <table:table-cell office:value-type="float" office:value="17249">
            <text:p>17249</text:p>
          </table:table-cell>
          <table:table-cell office:value-type="float" office:value="7860">
            <text:p>7860</text:p>
          </table:table-cell>
          <table:table-cell office:value-type="float" office:value="25109">
            <text:p>25109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AB</text:p>
          </table:table-cell>
          <table:table-cell office:value-type="string">
            <text:p>FD-41-Fort McMurray--Athabasca</text:p>
          </table:table-cell>
          <table:table-cell office:value-type="string">
            <text:p>Brian Jean</text:p>
          </table:table-cell>
          <table:table-cell office:value-type="float" office:value="17935">
            <text:p>17935</text:p>
          </table:table-cell>
          <table:table-cell office:value-type="float" office:value="4053">
            <text:p>4053</text:p>
          </table:table-cell>
          <table:table-cell office:value-type="float" office:value="21988">
            <text:p>21988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AB</text:p>
          </table:table-cell>
          <table:table-cell office:value-type="string">
            <text:p>FD-41-Calgary East</text:p>
          </table:table-cell>
          <table:table-cell office:value-type="string">
            <text:p>Deepak Obhrai</text:p>
          </table:table-cell>
          <table:table-cell office:value-type="float" office:value="18478">
            <text:p>18478</text:p>
          </table:table-cell>
          <table:table-cell office:value-type="float" office:value="4894">
            <text:p>4894</text:p>
          </table:table-cell>
          <table:table-cell office:value-type="float" office:value="23372">
            <text:p>23372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ON</text:p>
          </table:table-cell>
          <table:table-cell office:value-type="string">
            <text:p>FD-41-Glengarry--Prescott--Russell</text:p>
          </table:table-cell>
          <table:table-cell office:value-type="string">
            <text:p>Pierre Lemieux</text:p>
          </table:table-cell>
          <table:table-cell office:value-type="float" office:value="18566">
            <text:p>18566</text:p>
          </table:table-cell>
          <table:table-cell office:value-type="float" office:value="9608">
            <text:p>9608</text:p>
          </table:table-cell>
          <table:table-cell office:value-type="float" office:value="28174">
            <text:p>28174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ON</text:p>
          </table:table-cell>
          <table:table-cell office:value-type="string">
            <text:p>FD-41-Ancaster--Dundas--Flamborough--Westdale</text:p>
          </table:table-cell>
          <table:table-cell office:value-type="string">
            <text:p>David Sweet</text:p>
          </table:table-cell>
          <table:table-cell office:value-type="float" office:value="19284">
            <text:p>19284</text:p>
          </table:table-cell>
          <table:table-cell office:value-type="float" office:value="10956">
            <text:p>10956</text:p>
          </table:table-cell>
          <table:table-cell office:value-type="float" office:value="30240">
            <text:p>30240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AB</text:p>
          </table:table-cell>
          <table:table-cell office:value-type="string">
            <text:p>FD-41-Calgary Northeast</text:p>
          </table:table-cell>
          <table:table-cell office:value-type="string">
            <text:p>Devinder Shory</text:p>
          </table:table-cell>
          <table:table-cell office:value-type="float" office:value="19288">
            <text:p>19288</text:p>
          </table:table-cell>
          <table:table-cell office:value-type="float" office:value="4262">
            <text:p>4262</text:p>
          </table:table-cell>
          <table:table-cell office:value-type="float" office:value="23550">
            <text:p>23550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BC</text:p>
          </table:table-cell>
          <table:table-cell office:value-type="string">
            <text:p>FD-41-North Vancouver</text:p>
          </table:table-cell>
          <table:table-cell office:value-type="string">
            <text:p>Andrew Saxton</text:p>
          </table:table-cell>
          <table:table-cell office:value-type="float" office:value="19379">
            <text:p>19379</text:p>
          </table:table-cell>
          <table:table-cell office:value-type="float" office:value="9617">
            <text:p>9617</text:p>
          </table:table-cell>
          <table:table-cell office:value-type="float" office:value="28996">
            <text:p>28996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ON</text:p>
          </table:table-cell>
          <table:table-cell office:value-type="string">
            <text:p>FD-41-Durham</text:p>
          </table:table-cell>
          <table:table-cell office:value-type="string">
            <text:p>Bev Oda</text:p>
          </table:table-cell>
          <table:table-cell office:value-type="float" office:value="19460">
            <text:p>19460</text:p>
          </table:table-cell>
          <table:table-cell office:value-type="float" office:value="12277">
            <text:p>12277</text:p>
          </table:table-cell>
          <table:table-cell office:value-type="float" office:value="31737">
            <text:p>31737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ON</text:p>
          </table:table-cell>
          <table:table-cell office:value-type="string">
            <text:p>FD-41-Mississauga--Erindale</text:p>
          </table:table-cell>
          <table:table-cell office:value-type="string">
            <text:p>Robert Dechert</text:p>
          </table:table-cell>
          <table:table-cell office:value-type="float" office:value="19466">
            <text:p>19466</text:p>
          </table:table-cell>
          <table:table-cell office:value-type="float" office:value="10327">
            <text:p>10327</text:p>
          </table:table-cell>
          <table:table-cell office:value-type="float" office:value="29793">
            <text:p>29793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ON</text:p>
          </table:table-cell>
          <table:table-cell office:value-type="string">
            <text:p>FD-41-Ottawa--Orléans</text:p>
          </table:table-cell>
          <table:table-cell office:value-type="string">
            <text:p>Royal Galipeau</text:p>
          </table:table-cell>
          <table:table-cell office:value-type="float" office:value="19498">
            <text:p>19498</text:p>
          </table:table-cell>
          <table:table-cell office:value-type="float" office:value="9086">
            <text:p>9086</text:p>
          </table:table-cell>
          <table:table-cell office:value-type="float" office:value="28584">
            <text:p>28584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ON</text:p>
          </table:table-cell>
          <table:table-cell office:value-type="string">
            <text:p>FD-41-Bruce--Grey--Owen Sound</text:p>
          </table:table-cell>
          <table:table-cell office:value-type="string">
            <text:p>Larry Miller</text:p>
          </table:table-cell>
          <table:table-cell office:value-type="float" office:value="19736">
            <text:p>19736</text:p>
          </table:table-cell>
          <table:table-cell office:value-type="float" office:value="9008">
            <text:p>9008</text:p>
          </table:table-cell>
          <table:table-cell office:value-type="float" office:value="28744">
            <text:p>28744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ON</text:p>
          </table:table-cell>
          <table:table-cell office:value-type="string">
            <text:p>FD-41-Simcoe North</text:p>
          </table:table-cell>
          <table:table-cell office:value-type="string">
            <text:p>Bruce Stanton</text:p>
          </table:table-cell>
          <table:table-cell office:value-type="float" office:value="20066">
            <text:p>20066</text:p>
          </table:table-cell>
          <table:table-cell office:value-type="float" office:value="11515">
            <text:p>11515</text:p>
          </table:table-cell>
          <table:table-cell office:value-type="float" office:value="31581">
            <text:p>31581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BC</text:p>
          </table:table-cell>
          <table:table-cell office:value-type="string">
            <text:p>FD-41-South Surrey--White Rock--Cloverdale</text:p>
          </table:table-cell>
          <table:table-cell office:value-type="string">
            <text:p>Russ Hiebert</text:p>
          </table:table-cell>
          <table:table-cell office:value-type="float" office:value="20109">
            <text:p>20109</text:p>
          </table:table-cell>
          <table:table-cell office:value-type="float" office:value="11881">
            <text:p>11881</text:p>
          </table:table-cell>
          <table:table-cell office:value-type="float" office:value="31990">
            <text:p>3199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ON</text:p>
          </table:table-cell>
          <table:table-cell office:value-type="string">
            <text:p>FD-41-Northumberland--Quinte West</text:p>
          </table:table-cell>
          <table:table-cell office:value-type="string">
            <text:p>Rick Norlock</text:p>
          </table:table-cell>
          <table:table-cell office:value-type="float" office:value="20227">
            <text:p>20227</text:p>
          </table:table-cell>
          <table:table-cell office:value-type="float" office:value="12626">
            <text:p>12626</text:p>
          </table:table-cell>
          <table:table-cell office:value-type="float" office:value="32853">
            <text:p>32853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ON</text:p>
          </table:table-cell>
          <table:table-cell office:value-type="string">
            <text:p>FD-41-Barrie</text:p>
          </table:table-cell>
          <table:table-cell office:value-type="string">
            <text:p>Patrick Brown</text:p>
          </table:table-cell>
          <table:table-cell office:value-type="float" office:value="20279">
            <text:p>20279</text:p>
          </table:table-cell>
          <table:table-cell office:value-type="float" office:value="11842">
            <text:p>11842</text:p>
          </table:table-cell>
          <table:table-cell office:value-type="float" office:value="32121">
            <text:p>32121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AB</text:p>
          </table:table-cell>
          <table:table-cell office:value-type="string">
            <text:p>FD-41-Calgary Centre-North</text:p>
          </table:table-cell>
          <table:table-cell office:value-type="string">
            <text:p>Michelle Rempel</text:p>
          </table:table-cell>
          <table:table-cell office:value-type="float" office:value="20395">
            <text:p>20395</text:p>
          </table:table-cell>
          <table:table-cell office:value-type="float" office:value="8048">
            <text:p>8048</text:p>
          </table:table-cell>
          <table:table-cell office:value-type="float" office:value="28443">
            <text:p>28443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ON</text:p>
          </table:table-cell>
          <table:table-cell office:value-type="string">
            <text:p>FD-41-Renfrew--Nipissing--Pembroke</text:p>
          </table:table-cell>
          <table:table-cell office:value-type="string">
            <text:p>Cheryl Gallant</text:p>
          </table:table-cell>
          <table:table-cell office:value-type="float" office:value="20559">
            <text:p>20559</text:p>
          </table:table-cell>
          <table:table-cell office:value-type="float" office:value="6903">
            <text:p>6903</text:p>
          </table:table-cell>
          <table:table-cell office:value-type="float" office:value="27462">
            <text:p>27462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ON</text:p>
          </table:table-cell>
          <table:table-cell office:value-type="string">
            <text:p>FD-41-Simcoe--Grey</text:p>
          </table:table-cell>
          <table:table-cell office:value-type="string">
            <text:p>Kellie Leitch</text:p>
          </table:table-cell>
          <table:table-cell office:value-type="float" office:value="20599">
            <text:p>20599</text:p>
          </table:table-cell>
          <table:table-cell office:value-type="float" office:value="11185">
            <text:p>11185</text:p>
          </table:table-cell>
          <table:table-cell office:value-type="float" office:value="31784">
            <text:p>31784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</text:p>
          </table:table-cell>
          <table:table-cell office:value-type="string">
            <text:p>FD-41-Provencher</text:p>
          </table:table-cell>
          <table:table-cell office:value-type="string">
            <text:p>Vic Toews</text:p>
          </table:table-cell>
          <table:table-cell office:value-type="float" office:value="20769">
            <text:p>20769</text:p>
          </table:table-cell>
          <table:table-cell office:value-type="float" office:value="7051">
            <text:p>7051</text:p>
          </table:table-cell>
          <table:table-cell office:value-type="float" office:value="27820">
            <text:p>27820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ON</text:p>
          </table:table-cell>
          <table:table-cell office:value-type="string">
            <text:p>FD-41-Leeds--Grenville</text:p>
          </table:table-cell>
          <table:table-cell office:value-type="string">
            <text:p>Gord Brown</text:p>
          </table:table-cell>
          <table:table-cell office:value-type="float" office:value="20958">
            <text:p>20958</text:p>
          </table:table-cell>
          <table:table-cell office:value-type="float" office:value="9033">
            <text:p>9033</text:p>
          </table:table-cell>
          <table:table-cell office:value-type="float" office:value="29991">
            <text:p>2999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ON</text:p>
          </table:table-cell>
          <table:table-cell office:value-type="string">
            <text:p>FD-41-Niagara West--Glanbrook</text:p>
          </table:table-cell>
          <table:table-cell office:value-type="string">
            <text:p>Dean Allison</text:p>
          </table:table-cell>
          <table:table-cell office:value-type="float" office:value="20967">
            <text:p>20967</text:p>
          </table:table-cell>
          <table:table-cell office:value-type="float" office:value="12734">
            <text:p>12734</text:p>
          </table:table-cell>
          <table:table-cell office:value-type="float" office:value="33701">
            <text:p>33701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AB</text:p>
          </table:table-cell>
          <table:table-cell office:value-type="string">
            <text:p>FD-41-Calgary Centre</text:p>
          </table:table-cell>
          <table:table-cell office:value-type="string">
            <text:p>Lee Richardson</text:p>
          </table:table-cell>
          <table:table-cell office:value-type="float" office:value="21087">
            <text:p>21087</text:p>
          </table:table-cell>
          <table:table-cell office:value-type="float" office:value="7314">
            <text:p>7314</text:p>
          </table:table-cell>
          <table:table-cell office:value-type="float" office:value="28401">
            <text:p>28401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ON</text:p>
          </table:table-cell>
          <table:table-cell office:value-type="string">
            <text:p>FD-41-Stormont--Dundas--South Glengarry</text:p>
          </table:table-cell>
          <table:table-cell office:value-type="string">
            <text:p>Guy Lauzon</text:p>
          </table:table-cell>
          <table:table-cell office:value-type="float" office:value="21225">
            <text:p>21225</text:p>
          </table:table-cell>
          <table:table-cell office:value-type="float" office:value="8313">
            <text:p>8313</text:p>
          </table:table-cell>
          <table:table-cell office:value-type="float" office:value="29538">
            <text:p>29538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BC</text:p>
          </table:table-cell>
          <table:table-cell office:value-type="string">
            <text:p>FD-41-Kelowna--Lake Country</text:p>
          </table:table-cell>
          <table:table-cell office:value-type="string">
            <text:p>Ron Cannan</text:p>
          </table:table-cell>
          <table:table-cell office:value-type="float" office:value="21244">
            <text:p>21244</text:p>
          </table:table-cell>
          <table:table-cell office:value-type="float" office:value="13322">
            <text:p>13322</text:p>
          </table:table-cell>
          <table:table-cell office:value-type="float" office:value="34566">
            <text:p>34566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ON</text:p>
          </table:table-cell>
          <table:table-cell office:value-type="string">
            <text:p>FD-41-Burlington</text:p>
          </table:table-cell>
          <table:table-cell office:value-type="string">
            <text:p>Mike Wallace</text:p>
          </table:table-cell>
          <table:table-cell office:value-type="float" office:value="21509">
            <text:p>21509</text:p>
          </table:table-cell>
          <table:table-cell office:value-type="float" office:value="11449">
            <text:p>11449</text:p>
          </table:table-cell>
          <table:table-cell office:value-type="float" office:value="32958">
            <text:p>32958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ON</text:p>
          </table:table-cell>
          <table:table-cell office:value-type="string">
            <text:p>FD-41-Dufferin--Caledon</text:p>
          </table:table-cell>
          <table:table-cell office:value-type="string">
            <text:p>David Tilson</text:p>
          </table:table-cell>
          <table:table-cell office:value-type="float" office:value="21515">
            <text:p>21515</text:p>
          </table:table-cell>
          <table:table-cell office:value-type="float" office:value="7132">
            <text:p>7132</text:p>
          </table:table-cell>
          <table:table-cell office:value-type="float" office:value="28647">
            <text:p>2864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ON</text:p>
          </table:table-cell>
          <table:table-cell office:value-type="string">
            <text:p>FD-41-Lanark--Frontenac--Lennox and Addington</text:p>
          </table:table-cell>
          <table:table-cell office:value-type="string">
            <text:p>Scott Reid</text:p>
          </table:table-cell>
          <table:table-cell office:value-type="float" office:value="21580">
            <text:p>21580</text:p>
          </table:table-cell>
          <table:table-cell office:value-type="float" office:value="12174">
            <text:p>12174</text:p>
          </table:table-cell>
          <table:table-cell office:value-type="float" office:value="33754">
            <text:p>33754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ON</text:p>
          </table:table-cell>
          <table:table-cell office:value-type="string">
            <text:p>FD-41-Oakville</text:p>
          </table:table-cell>
          <table:table-cell office:value-type="string">
            <text:p>Terence Young</text:p>
          </table:table-cell>
          <table:table-cell office:value-type="float" office:value="21951">
            <text:p>21951</text:p>
          </table:table-cell>
          <table:table-cell office:value-type="float" office:value="8117">
            <text:p>8117</text:p>
          </table:table-cell>
          <table:table-cell office:value-type="float" office:value="30068">
            <text:p>30068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ON</text:p>
          </table:table-cell>
          <table:table-cell office:value-type="string">
            <text:p>FD-41-Haliburton--Kawartha Lakes--Brock</text:p>
          </table:table-cell>
          <table:table-cell office:value-type="string">
            <text:p>Barry Devolin</text:p>
          </table:table-cell>
          <table:table-cell office:value-type="float" office:value="22258">
            <text:p>22258</text:p>
          </table:table-cell>
          <table:table-cell office:value-type="float" office:value="12934">
            <text:p>12934</text:p>
          </table:table-cell>
          <table:table-cell office:value-type="float" office:value="35192">
            <text:p>35192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BC</text:p>
          </table:table-cell>
          <table:table-cell office:value-type="string">
            <text:p>FD-41-Abbotsford</text:p>
          </table:table-cell>
          <table:table-cell office:value-type="string">
            <text:p>Ed Fast</text:p>
          </table:table-cell>
          <table:table-cell office:value-type="float" office:value="22404">
            <text:p>22404</text:p>
          </table:table-cell>
          <table:table-cell office:value-type="float" office:value="10089">
            <text:p>10089</text:p>
          </table:table-cell>
          <table:table-cell office:value-type="float" office:value="32493">
            <text:p>32493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ON</text:p>
          </table:table-cell>
          <table:table-cell office:value-type="string">
            <text:p>FD-41-Newmarket--Aurora</text:p>
          </table:table-cell>
          <table:table-cell office:value-type="string">
            <text:p>Lois Brown</text:p>
          </table:table-cell>
          <table:table-cell office:value-type="float" office:value="22714">
            <text:p>22714</text:p>
          </table:table-cell>
          <table:table-cell office:value-type="float" office:value="8886">
            <text:p>8886</text:p>
          </table:table-cell>
          <table:table-cell office:value-type="float" office:value="31600">
            <text:p>31600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ON</text:p>
          </table:table-cell>
          <table:table-cell office:value-type="string">
            <text:p>FD-41-Whitby--Oshawa</text:p>
          </table:table-cell>
          <table:table-cell office:value-type="string">
            <text:p>Jim Flaherty</text:p>
          </table:table-cell>
          <table:table-cell office:value-type="float" office:value="23220">
            <text:p>23220</text:p>
          </table:table-cell>
          <table:table-cell office:value-type="float" office:value="14305">
            <text:p>14305</text:p>
          </table:table-cell>
          <table:table-cell office:value-type="float" office:value="37525">
            <text:p>37525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</text:p>
          </table:table-cell>
          <table:table-cell office:value-type="string">
            <text:p>FD-41-Portage--Lisgar</text:p>
          </table:table-cell>
          <table:table-cell office:value-type="string">
            <text:p>Candice Hoeppner</text:p>
          </table:table-cell>
          <table:table-cell office:value-type="float" office:value="23421">
            <text:p>23421</text:p>
          </table:table-cell>
          <table:table-cell office:value-type="float" office:value="3478">
            <text:p>3478</text:p>
          </table:table-cell>
          <table:table-cell office:value-type="float" office:value="26899">
            <text:p>26899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ON</text:p>
          </table:table-cell>
          <table:table-cell office:value-type="string">
            <text:p>FD-41-York--Simcoe</text:p>
          </table:table-cell>
          <table:table-cell office:value-type="string">
            <text:p>Peter Van Loan</text:p>
          </table:table-cell>
          <table:table-cell office:value-type="float" office:value="23424">
            <text:p>23424</text:p>
          </table:table-cell>
          <table:table-cell office:value-type="float" office:value="10190">
            <text:p>10190</text:p>
          </table:table-cell>
          <table:table-cell office:value-type="float" office:value="33614">
            <text:p>33614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BC</text:p>
          </table:table-cell>
          <table:table-cell office:value-type="string">
            <text:p>FD-41-Langley</text:p>
          </table:table-cell>
          <table:table-cell office:value-type="string">
            <text:p>Mark Warawa</text:p>
          </table:table-cell>
          <table:table-cell office:value-type="float" office:value="24292">
            <text:p>24292</text:p>
          </table:table-cell>
          <table:table-cell office:value-type="float" office:value="11277">
            <text:p>11277</text:p>
          </table:table-cell>
          <table:table-cell office:value-type="float" office:value="35569">
            <text:p>35569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AB</text:p>
          </table:table-cell>
          <table:table-cell office:value-type="string">
            <text:p>FD-41-Medicine Hat</text:p>
          </table:table-cell>
          <table:table-cell office:value-type="string">
            <text:p>LaVar Payne</text:p>
          </table:table-cell>
          <table:table-cell office:value-type="float" office:value="25103">
            <text:p>25103</text:p>
          </table:table-cell>
          <table:table-cell office:value-type="float" office:value="5616">
            <text:p>5616</text:p>
          </table:table-cell>
          <table:table-cell office:value-type="float" office:value="30719">
            <text:p>30719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AB</text:p>
          </table:table-cell>
          <table:table-cell office:value-type="string">
            <text:p>FD-41-Edmonton--Leduc</text:p>
          </table:table-cell>
          <table:table-cell office:value-type="string">
            <text:p>James Rajotte</text:p>
          </table:table-cell>
          <table:table-cell office:value-type="float" office:value="26290">
            <text:p>26290</text:p>
          </table:table-cell>
          <table:table-cell office:value-type="float" office:value="11488">
            <text:p>11488</text:p>
          </table:table-cell>
          <table:table-cell office:value-type="float" office:value="37778">
            <text:p>37778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AB</text:p>
          </table:table-cell>
          <table:table-cell office:value-type="string">
            <text:p>FD-41-Yellowhead</text:p>
          </table:table-cell>
          <table:table-cell office:value-type="string">
            <text:p>Rob Merrifield</text:p>
          </table:table-cell>
          <table:table-cell office:value-type="float" office:value="26514">
            <text:p>26514</text:p>
          </table:table-cell>
          <table:table-cell office:value-type="float" office:value="5411">
            <text:p>5411</text:p>
          </table:table-cell>
          <table:table-cell office:value-type="float" office:value="31925">
            <text:p>31925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AB</text:p>
          </table:table-cell>
          <table:table-cell office:value-type="string">
            <text:p>FD-41-Westlock--St. Paul</text:p>
          </table:table-cell>
          <table:table-cell office:value-type="string">
            <text:p>Brian Storseth</text:p>
          </table:table-cell>
          <table:table-cell office:value-type="float" office:value="27549">
            <text:p>27549</text:p>
          </table:table-cell>
          <table:table-cell office:value-type="float" office:value="5103">
            <text:p>5103</text:p>
          </table:table-cell>
          <table:table-cell office:value-type="float" office:value="32652">
            <text:p>32652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ON</text:p>
          </table:table-cell>
          <table:table-cell office:value-type="string">
            <text:p>FD-41-Wellington--Halton Hills</text:p>
          </table:table-cell>
          <table:table-cell office:value-type="string">
            <text:p>Michael Chong</text:p>
          </table:table-cell>
          <table:table-cell office:value-type="float" office:value="27986">
            <text:p>27986</text:p>
          </table:table-cell>
          <table:table-cell office:value-type="float" office:value="7146">
            <text:p>7146</text:p>
          </table:table-cell>
          <table:table-cell office:value-type="float" office:value="35132">
            <text:p>35132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AB</text:p>
          </table:table-cell>
          <table:table-cell office:value-type="string">
            <text:p>FD-41-Peace River</text:p>
          </table:table-cell>
          <table:table-cell office:value-type="string">
            <text:p>Chris Warkentin</text:p>
          </table:table-cell>
          <table:table-cell office:value-type="float" office:value="28594">
            <text:p>28594</text:p>
          </table:table-cell>
          <table:table-cell office:value-type="float" office:value="7740">
            <text:p>7740</text:p>
          </table:table-cell>
          <table:table-cell office:value-type="float" office:value="36334">
            <text:p>36334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ON</text:p>
          </table:table-cell>
          <table:table-cell office:value-type="string">
            <text:p>FD-41-Thornhill</text:p>
          </table:table-cell>
          <table:table-cell office:value-type="string">
            <text:p>Peter Kent</text:p>
          </table:table-cell>
          <table:table-cell office:value-type="float" office:value="29488">
            <text:p>29488</text:p>
          </table:table-cell>
          <table:table-cell office:value-type="float" office:value="7141">
            <text:p>7141</text:p>
          </table:table-cell>
          <table:table-cell office:value-type="float" office:value="36629">
            <text:p>36629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AB</text:p>
          </table:table-cell>
          <table:table-cell office:value-type="string">
            <text:p>FD-41-Red Deer</text:p>
          </table:table-cell>
          <table:table-cell office:value-type="string">
            <text:p>Earl Dreeshen</text:p>
          </table:table-cell>
          <table:table-cell office:value-type="float" office:value="30393">
            <text:p>30393</text:p>
          </table:table-cell>
          <table:table-cell office:value-type="float" office:value="7566">
            <text:p>7566</text:p>
          </table:table-cell>
          <table:table-cell office:value-type="float" office:value="37959">
            <text:p>37959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ON</text:p>
          </table:table-cell>
          <table:table-cell office:value-type="string">
            <text:p>FD-41-Nepean--Carleton</text:p>
          </table:table-cell>
          <table:table-cell office:value-type="string">
            <text:p>Pierre Poilievre</text:p>
          </table:table-cell>
          <table:table-cell office:value-type="float" office:value="30515">
            <text:p>30515</text:p>
          </table:table-cell>
          <table:table-cell office:value-type="float" office:value="12962">
            <text:p>12962</text:p>
          </table:table-cell>
          <table:table-cell office:value-type="float" office:value="43477">
            <text:p>43477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ON</text:p>
          </table:table-cell>
          <table:table-cell office:value-type="string">
            <text:p>FD-41-Vaughan</text:p>
          </table:table-cell>
          <table:table-cell office:value-type="string">
            <text:p>Julian Fantino</text:p>
          </table:table-cell>
          <table:table-cell office:value-type="float" office:value="30593">
            <text:p>30593</text:p>
          </table:table-cell>
          <table:table-cell office:value-type="float" office:value="7940">
            <text:p>7940</text:p>
          </table:table-cell>
          <table:table-cell office:value-type="float" office:value="38533">
            <text:p>38533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ON</text:p>
          </table:table-cell>
          <table:table-cell office:value-type="string">
            <text:p>FD-41-Oak Ridges--Markham</text:p>
          </table:table-cell>
          <table:table-cell office:value-type="string">
            <text:p>Paul Calandra</text:p>
          </table:table-cell>
          <table:table-cell office:value-type="float" office:value="31012">
            <text:p>31012</text:p>
          </table:table-cell>
          <table:table-cell office:value-type="float" office:value="15229">
            <text:p>15229</text:p>
          </table:table-cell>
          <table:table-cell office:value-type="float" office:value="46241">
            <text:p>4624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ON</text:p>
          </table:table-cell>
          <table:table-cell office:value-type="string">
            <text:p>FD-41-Halton</text:p>
          </table:table-cell>
          <table:table-cell office:value-type="string">
            <text:p>Lisa Raitt</text:p>
          </table:table-cell>
          <table:table-cell office:value-type="float" office:value="31254">
            <text:p>31254</text:p>
          </table:table-cell>
          <table:table-cell office:value-type="float" office:value="12960">
            <text:p>12960</text:p>
          </table:table-cell>
          <table:table-cell office:value-type="float" office:value="44214">
            <text:p>44214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AB</text:p>
          </table:table-cell>
          <table:table-cell office:value-type="string">
            <text:p>FD-41-Wetaskiwin</text:p>
          </table:table-cell>
          <table:table-cell office:value-type="string">
            <text:p>Blaine Calkins</text:p>
          </table:table-cell>
          <table:table-cell office:value-type="float" office:value="32475">
            <text:p>32475</text:p>
          </table:table-cell>
          <table:table-cell office:value-type="float" office:value="5281">
            <text:p>5281</text:p>
          </table:table-cell>
          <table:table-cell office:value-type="float" office:value="37756">
            <text:p>37756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ON</text:p>
          </table:table-cell>
          <table:table-cell office:value-type="string">
            <text:p>FD-41-Carleton--Mississippi Mills</text:p>
          </table:table-cell>
          <table:table-cell office:value-type="string">
            <text:p>Gordon O'Connor</text:p>
          </table:table-cell>
          <table:table-cell office:value-type="float" office:value="32500">
            <text:p>32500</text:p>
          </table:table-cell>
          <table:table-cell office:value-type="float" office:value="11223">
            <text:p>11223</text:p>
          </table:table-cell>
          <table:table-cell office:value-type="float" office:value="43723">
            <text:p>43723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AB</text:p>
          </table:table-cell>
          <table:table-cell office:value-type="string">
            <text:p>FD-41-Edmonton--Spruce Grove</text:p>
          </table:table-cell>
          <table:table-cell office:value-type="string">
            <text:p>Rona Ambrose</text:p>
          </table:table-cell>
          <table:table-cell office:value-type="float" office:value="32510">
            <text:p>32510</text:p>
          </table:table-cell>
          <table:table-cell office:value-type="float" office:value="9272">
            <text:p>9272</text:p>
          </table:table-cell>
          <table:table-cell office:value-type="float" office:value="41782">
            <text:p>41782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AB</text:p>
          </table:table-cell>
          <table:table-cell office:value-type="string">
            <text:p>FD-41-Calgary--Nose Hill</text:p>
          </table:table-cell>
          <table:table-cell office:value-type="string">
            <text:p>Diane Ablonczy</text:p>
          </table:table-cell>
          <table:table-cell office:value-type="float" office:value="33195">
            <text:p>33195</text:p>
          </table:table-cell>
          <table:table-cell office:value-type="float" office:value="7189">
            <text:p>7189</text:p>
          </table:table-cell>
          <table:table-cell office:value-type="float" office:value="40384">
            <text:p>40384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AB</text:p>
          </table:table-cell>
          <table:table-cell office:value-type="string">
            <text:p>FD-41-Calgary West</text:p>
          </table:table-cell>
          <table:table-cell office:value-type="string">
            <text:p>Robert Anders</text:p>
          </table:table-cell>
          <table:table-cell office:value-type="float" office:value="33317">
            <text:p>33317</text:p>
          </table:table-cell>
          <table:table-cell office:value-type="float" office:value="6679">
            <text:p>6679</text:p>
          </table:table-cell>
          <table:table-cell office:value-type="float" office:value="39996">
            <text:p>39996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AB</text:p>
          </table:table-cell>
          <table:table-cell office:value-type="string">
            <text:p>FD-41-Vegreville--Wainwright</text:p>
          </table:table-cell>
          <table:table-cell office:value-type="string">
            <text:p>Leon Benoit</text:p>
          </table:table-cell>
          <table:table-cell office:value-type="float" office:value="33584">
            <text:p>33584</text:p>
          </table:table-cell>
          <table:table-cell office:value-type="float" office:value="5561">
            <text:p>5561</text:p>
          </table:table-cell>
          <table:table-cell office:value-type="float" office:value="39145">
            <text:p>39145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AB</text:p>
          </table:table-cell>
          <table:table-cell office:value-type="string">
            <text:p>FD-41-Macleod</text:p>
          </table:table-cell>
          <table:table-cell office:value-type="string">
            <text:p>Ted Menzies</text:p>
          </table:table-cell>
          <table:table-cell office:value-type="float" office:value="34672">
            <text:p>34672</text:p>
          </table:table-cell>
          <table:table-cell office:value-type="float" office:value="5335">
            <text:p>5335</text:p>
          </table:table-cell>
          <table:table-cell office:value-type="float" office:value="40007">
            <text:p>40007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AB</text:p>
          </table:table-cell>
          <table:table-cell office:value-type="string">
            <text:p>FD-41-Calgary Southwest</text:p>
          </table:table-cell>
          <table:table-cell office:value-type="string">
            <text:p>Stephen J Harper</text:p>
          </table:table-cell>
          <table:table-cell office:value-type="float" office:value="36175">
            <text:p>36175</text:p>
          </table:table-cell>
          <table:table-cell office:value-type="float" office:value="6823">
            <text:p>6823</text:p>
          </table:table-cell>
          <table:table-cell office:value-type="float" office:value="42998">
            <text:p>42998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AB</text:p>
          </table:table-cell>
          <table:table-cell office:value-type="string">
            <text:p>FD-41-Wild Rose</text:p>
          </table:table-cell>
          <table:table-cell office:value-type="string">
            <text:p>Blake Richards</text:p>
          </table:table-cell>
          <table:table-cell office:value-type="float" office:value="37074">
            <text:p>37074</text:p>
          </table:table-cell>
          <table:table-cell office:value-type="float" office:value="6595">
            <text:p>6595</text:p>
          </table:table-cell>
          <table:table-cell office:value-type="float" office:value="43669">
            <text:p>43669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AB</text:p>
          </table:table-cell>
          <table:table-cell office:value-type="string">
            <text:p>FD-41-Crowfoot</text:p>
          </table:table-cell>
          <table:table-cell office:value-type="string">
            <text:p>Kevin A Sorenson</text:p>
          </table:table-cell>
          <table:table-cell office:value-type="float" office:value="39310">
            <text:p>39310</text:p>
          </table:table-cell>
          <table:table-cell office:value-type="float" office:value="4805">
            <text:p>4805</text:p>
          </table:table-cell>
          <table:table-cell office:value-type="float" office:value="44115">
            <text:p>44115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AB</text:p>
          </table:table-cell>
          <table:table-cell office:value-type="string">
            <text:p>FD-41-Calgary Southeast</text:p>
          </table:table-cell>
          <table:table-cell office:value-type="string">
            <text:p>Jason Kenney</text:p>
          </table:table-cell>
          <table:table-cell office:value-type="float" office:value="41691">
            <text:p>41691</text:p>
          </table:table-cell>
          <table:table-cell office:value-type="float" office:value="6482">
            <text:p>6482</text:p>
          </table:table-cell>
          <table:table-cell office:value-type="float" office:value="48173">
            <text:p>4817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3T11:53:36</dc:date>
    <dc:creator>Julien Lamarche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2163" meta:object-count="0"/>
  </office:meta>
</office:document-meta>
</file>